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ＭＳ ゴシック1" svg:font-family="'ＭＳ ゴシック'" style:font-family-generic="modern" style:font-pitch="fixed"/>
    <style:font-face style:name="Arial1" svg:font-family="Arial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1" svg:stroke-width="0.1cm" svg:stroke-color="#00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1" svg:stroke-width="0.1cm" svg:stroke-color="#008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1" svg:stroke-width="0.1cm" svg:stroke-color="#ff996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1" svg:stroke-width="0.1cm" svg:stroke-color="#9999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075cm" fo:padding-bottom="0.075cm" fo:padding-left="0.2cm" fo:padding-right="0.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>
      <style:graphic-properties svg:stroke-color="#000000" draw:fill="none" draw:textarea-vertical-align="middle"/>
    </style:style>
    <style:style style:name="gr272" style:family="graphic" style:parent-style-name="standard">
      <style:graphic-properties draw:stroke="solid" svg:stroke-width="0.1cm" svg:stroke-color="#ffcc99" draw:marker-start-width="0.35cm" draw:marker-end-width="0.35cm" draw:fill="solid" draw:fill-color="#ff420e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3" style:family="graphic" style:parent-style-name="standard">
      <style:graphic-properties draw:stroke="solid" svg:stroke-width="0.1cm" svg:stroke-color="#ffcc99" draw:marker-start-width="0.35cm" draw:marker-end-width="0.35cm" draw:fill="solid" draw:fill-color="#ffff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4" style:family="graphic" style:parent-style-name="standard">
      <style:graphic-properties draw:stroke="solid" svg:stroke-width="0.1cm" svg:stroke-color="#94476b" draw:marker-start-width="0.35cm" draw:marker-end-width="0.35cm" draw:fill="solid" draw:fill-color="#ff0000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5" style:family="graphic" style:parent-style-name="standard">
      <style:graphic-properties draw:stroke="solid" svg:stroke-width="0.1cm" svg:stroke-color="#94476b" draw:marker-start-width="0.35cm" draw:marker-end-width="0.35cm" draw:fill="solid" draw:fill-color="#ffff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6" style:family="graphic" style:parent-style-name="standard">
      <style:graphic-properties draw:stroke="solid" svg:stroke-width="0.1cm" svg:stroke-color="#cc6633" draw:marker-start-width="0.35cm" draw:marker-end-width="0.35cm" draw:fill="solid" draw:fill-color="#0000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7" style:family="graphic" style:parent-style-name="standard">
      <style:graphic-properties draw:stroke="solid" svg:stroke-width="0.1cm" svg:stroke-color="#cc6633" draw:marker-start-width="0.35cm" draw:marker-end-width="0.35cm" draw:fill="solid" draw:fill-color="#ffff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8" style:family="graphic" style:parent-style-name="standard">
      <style:graphic-properties draw:stroke="solid" svg:stroke-width="0.1cm" svg:stroke-color="#e6e64c" draw:marker-start-width="0.35cm" draw:marker-end-width="0.35cm" draw:fill="solid" draw:fill-color="#b3b300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79" style:family="graphic" style:parent-style-name="standard">
      <style:graphic-properties draw:stroke="solid" svg:stroke-width="0.1cm" svg:stroke-color="#e6e64c" draw:marker-start-width="0.35cm" draw:marker-end-width="0.35cm" draw:fill="solid" draw:fill-color="#ffff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80" style:family="graphic" style:parent-style-name="standard">
      <style:graphic-properties draw:stroke="solid" svg:stroke-width="0.1cm" svg:stroke-color="#0000ff" draw:marker-start-width="0.35cm" draw:marker-end-width="0.35cm" draw:fill="solid" draw:fill-color="#944794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81" style:family="graphic" style:parent-style-name="standard">
      <style:graphic-properties draw:stroke="solid" svg:stroke-width="0.1cm" svg:stroke-color="#0000ff" draw:marker-start-width="0.35cm" draw:marker-end-width="0.35cm" draw:fill="solid" draw:fill-color="#ffffff" draw:textarea-horizontal-align="left" draw:textarea-vertical-align="middle" draw:auto-grow-height="true" draw:auto-grow-width="true" fo:min-height="0cm" fo:min-width="0cm" fo:padding-top="0.075cm" fo:padding-bottom="0.075cm" fo:padding-left="0.2cm" fo:padding-right="0.2cm" draw:shadow="hidden"/>
    </style:style>
    <style:style style:name="gr282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1" svg:stroke-width="0.1cm" svg:stroke-color="#b800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1" svg:stroke-width="0.1cm" svg:stroke-color="#5c8526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1" svg:stroke-width="0.1cm" svg:stroke-color="#2323dc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1" svg:stroke-width="0.1cm" svg:stroke-color="#00dc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1" svg:stroke-width="0.1cm" svg:stroke-color="#6633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>
      <style:graphic-properties draw:stroke="solid" svg:stroke-width="0.1cm" svg:stroke-color="#000080" draw:marker-start-width="0.35cm" draw:marker-end-width="0.35cm" draw:fill="none" draw:fill-color="#000000" draw:textarea-horizontal-align="left" draw:textarea-vertical-align="middle" draw:auto-grow-height="true" draw:auto-grow-width="true" fo:min-height="0cm" fo:min-width="0cm" fo:padding-top="0.025cm" fo:padding-bottom="0.025cm" fo:padding-left="0.15cm" fo:padding-right="0.15cm" draw:shadow="hidden"/>
    </style:style>
    <style:style style:name="gr338" style:family="graphic" style:parent-style-name="standard" style:list-style-name="L1">
      <style:graphic-properties draw:stroke="solid" draw:stroke-dash="Dashed_20__28_var_29__20_1" svg:stroke-width="0.1cm" svg:stroke-color="#cccc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1" svg:stroke-width="0.1cm" svg:stroke-color="#ff00ff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1" svg:stroke-width="0.1cm" svg:stroke-color="#b84747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1" svg:stroke-width="0.1cm" svg:stroke-color="#3deb3d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1" svg:stroke-width="0.1cm" svg:stroke-color="#00008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>
      <style:graphic-properties svg:stroke-width="0.1cm" draw:fill="gradient" draw:fill-gradient-name="Linear_20_magenta_2f_green" draw:textarea-horizontal-align="justify" draw:textarea-vertical-align="middle" draw:auto-grow-height="false" fo:padding-top="0.175cm" fo:padding-bottom="0.175cm" fo:padding-left="0.3cm" fo:padding-right="0.3cm"/>
    </style:style>
    <style:style style:name="gr349" style:family="graphic" style:parent-style-name="standard">
      <style:graphic-properties svg:stroke-width="0.1cm" draw:fill="gradient" draw:fill-gradient-name="Linear_20_blue_2f_white" draw:textarea-horizontal-align="justify" draw:textarea-vertical-align="middle" draw:auto-grow-height="false" fo:padding-top="0.175cm" fo:padding-bottom="0.175cm" fo:padding-left="0.3cm" fo:padding-right="0.3cm"/>
    </style:style>
    <style:style style:name="gr350" style:family="graphic" style:parent-style-name="standard">
      <style:graphic-properties svg:stroke-width="0.1cm" draw:fill="gradient" draw:fill-gradient-name="Gradient_20_2" draw:textarea-horizontal-align="justify" draw:textarea-vertical-align="middle" draw:auto-grow-height="false" fo:padding-top="0.175cm" fo:padding-bottom="0.175cm" fo:padding-left="0.3cm" fo:padding-right="0.3cm"/>
    </style:style>
    <style:style style:name="gr35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0.747cm" fo:min-width="8.956cm" fo:padding-top="0.175cm" fo:padding-bottom="0.175cm" fo:padding-left="0.3cm" fo:padding-right="0.3cm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1" svg:stroke-width="0.2cm" svg:stroke-color="#333333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1" svg:stroke-width="0.2cm" svg:stroke-color="#0000ff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1" svg:stroke-width="0.2cm" svg:stroke-color="#ffff00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1" svg:stroke-width="0.2cm" svg:stroke-color="#008000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1" svg:stroke-width="0.2cm" svg:stroke-color="#23b8dc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1" svg:stroke-width="0.2cm" svg:stroke-color="#00ffff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1" svg:stroke-width="0.2cm" svg:stroke-color="#00ff00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1" svg:stroke-width="0.2cm" svg:stroke-color="#ffcc99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1" svg:stroke-width="0.2cm" svg:stroke-color="#996633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1" svg:stroke-width="0.2cm" svg:stroke-color="#9966cc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1" svg:stroke-width="0.2cm" svg:stroke-color="#9966cc" draw:marker-start="" draw:marker-start-width="0.5cm" draw:marker-start-center="false" draw:marker-end="" draw:marker-end-width="0.5cm" draw:marker-end-center="false" svg:stroke-opacity="100%" draw:stroke-linejoin="round"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style:shrink-to-fit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38cm" fo:min-width="8.206cm"/>
      <style:paragraph-properties style:writing-mode="lr-tb"/>
    </style:style>
    <style:style style:name="gr3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249cm" fo:min-width="43.8cm"/>
      <style:paragraph-properties style:writing-mode="lr-tb"/>
    </style:style>
    <style:style style:name="P1" style:family="paragraph">
      <loext:graphic-properties draw:fill="solid" draw:fill-color="#ff00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ffff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00ae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dc230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000080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0000ff" draw:secondary-fill-color="#cfe7e5" draw:fill-gradient-name="Gradient_20_7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color="#008000" style:text-outline="true" style:text-line-through-style="none" style:text-line-through-type="none" style:text-position="0% 100%" style:font-name="Arial" fo:font-size="10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00pt" style:language-asian="ja" style:country-asian="JP" style:font-style-asian="normal" style:font-weight-asian="normal" style:font-name-complex="Mangal" style:font-size-complex="10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  <style:text-properties fo:color="#008000" style:text-outline="true" fo:font-size="100pt" style:font-size-asian="100pt" style:font-size-complex="100pt"/>
    </style:style>
    <style:style style:name="P9" style:family="paragraph">
      <loext:graphic-properties draw:fill="solid" draw:fill-color="#ffffff"/>
      <style:paragraph-properties fo:text-align="center"/>
      <style:text-properties fo:color="#008000" style:text-outline="true" fo:font-size="100pt" style:font-size-asian="100pt" style:font-size-complex="100pt"/>
    </style:style>
    <style:style style:name="P10" style:family="paragraph">
      <loext:graphic-properties draw:fill="solid" draw:fill-color="#ff0000"/>
      <style:paragraph-properties fo:text-align="center"/>
      <style:text-properties fo:color="#008000" style:text-outline="true" fo:font-size="100pt" style:font-size-asian="100pt" style:font-size-complex="100pt"/>
    </style:style>
    <style:style style:name="P11" style:family="paragraph">
      <loext:graphic-properties draw:fill="solid" draw:fill-color="#0000ff"/>
      <style:paragraph-properties fo:text-align="center"/>
      <style:text-properties fo:color="#008000" style:text-outline="true" fo:font-size="100pt" style:font-size-asian="100pt" style:font-size-complex="100pt"/>
    </style:style>
    <style:style style:name="P12" style:family="paragraph">
      <loext:graphic-properties draw:fill="solid" draw:fill-color="#b3b300"/>
      <style:paragraph-properties fo:text-align="center"/>
      <style:text-properties fo:color="#008000" style:text-outline="true" fo:font-size="100pt" style:font-size-asian="100pt" style:font-size-complex="100pt"/>
    </style:style>
    <style:style style:name="P13" style:family="paragraph">
      <loext:graphic-properties draw:fill="solid" draw:fill-color="#944794"/>
      <style:paragraph-properties fo:text-align="center"/>
      <style:text-properties fo:color="#008000" style:text-outline="true" fo:font-size="100pt" style:font-size-asian="100pt" style:font-size-complex="100pt"/>
    </style:style>
    <style:style style:name="P14" style:family="paragraph">
      <loext:graphic-properties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ＭＳ ゴシック1" fo:font-size="8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ゴシック1" style:font-size-asian="88pt" style:language-asian="ja" style:country-asian="JP" style:font-style-asian="normal" style:font-weight-asian="normal" style:font-name-complex="Mangal" style:font-size-complex="8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ffffff" draw:secondary-fill-color="#cfe7e5" draw:fill-gradient-name="Gradient_20_8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9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96pt" style:language-asian="ja" style:country-asian="JP" style:font-style-asian="normal" style:font-weight-asian="normal" style:font-name-complex="Mangal" style:font-size-complex="9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000000"/>
      <style:paragraph-properties fo:text-align="center"/>
      <style:text-properties fo:font-size="60pt" style:font-size-asian="60pt" style:font-size-complex="60pt"/>
    </style:style>
    <style:style style:name="P17" style:family="paragraph">
      <loext:graphic-properties draw:fill="gradient" draw:fill-gradient-name="Linear_20_magenta_2f_green"/>
      <style:paragraph-properties fo:text-align="center"/>
    </style:style>
    <style:style style:name="P18" style:family="paragraph">
      <loext:graphic-properties draw:fill="gradient" draw:fill-gradient-name="Linear_20_blue_2f_white"/>
      <style:paragraph-properties fo:text-align="center"/>
    </style:style>
    <style:style style:name="P19" style:family="paragraph">
      <loext:graphic-properties draw:fill="gradient" draw:fill-gradient-name="Gradient_20_2"/>
      <style:paragraph-properties fo:text-align="center"/>
    </style:style>
    <style:style style:name="P20" style:family="paragraph">
      <style:paragraph-properties fo:line-height="200%"/>
    </style:style>
    <style:style style:name="P21" style:family="paragraph">
      <loext:graphic-properties draw:fill="none" draw:fill-color="#ffffff"/>
      <style:paragraph-properties fo:line-height="200%"/>
      <style:text-properties fo:color="#ffffff" style:text-outline="true" fo:font-size="96pt" style:font-size-asian="96pt" style:font-size-complex="96pt"/>
    </style:style>
    <style:style style:name="P22" style:family="paragraph">
      <loext:graphic-properties draw:fill="none" draw:fill-color="#000000" draw:secondary-fill-color="#cfe7e5" draw:fill-gradient-name="Gradient_20_9" draw:gradient-step-count="0" draw:fill-hatch-name="Hatching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180pt" style:language-asian="ja" style:country-asian="JP" style:font-style-asian="normal" style:font-weight-asian="normal" style:font-name-complex="Mangal" style:font-size-complex="18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color="#ffffff" style:text-outline="true" fo:font-size="96pt" style:font-size-asian="96pt" style:font-size-complex="9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ath draw:style-name="gr1" draw:text-style-name="P1" draw:layer="layout" svg:width="2.783cm" svg:height="3.169cm" svg:x="2.427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2" draw:text-style-name="P1" draw:layer="layout" svg:width="2.824cm" svg:height="2.521cm" svg:x="8.101cm" svg:y="2.381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3" draw:text-style-name="P1" draw:layer="layout" svg:width="2.052cm" svg:height="3.141cm" svg:x="13.649cm" svg:y="2.05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4" draw:text-style-name="P1" draw:layer="layout" svg:width="2.728cm" svg:height="2.852cm" svg:x="18.539cm" svg:y="2.174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5" draw:text-style-name="P1" draw:layer="layout" svg:width="2.838cm" svg:height="3.031cm" svg:x="24.133cm" svg:y="2.091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6" draw:text-style-name="P1" draw:layer="layout" svg:width="2.783cm" svg:height="3.169cm" svg:x="2.426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5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7" draw:text-style-name="P1" draw:layer="layout" svg:width="2.824cm" svg:height="2.521cm" svg:x="8.1cm" svg:y="2.381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8" draw:text-style-name="P1" draw:layer="layout" svg:width="2.052cm" svg:height="3.141cm" svg:x="13.649cm" svg:y="2.051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9" draw:text-style-name="P1" draw:layer="layout" svg:width="2.728cm" svg:height="2.852cm" svg:x="18.538cm" svg:y="2.175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10" draw:text-style-name="P1" draw:layer="layout" svg:width="2.838cm" svg:height="3.031cm" svg:x="24.132cm" svg:y="2.092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11" draw:text-style-name="P1" draw:layer="layout" svg:width="2.783cm" svg:height="3.169cm" svg:x="2.426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12" draw:text-style-name="P1" draw:layer="layout" svg:width="2.824cm" svg:height="2.521cm" svg:x="8.099cm" svg:y="2.382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13" draw:text-style-name="P1" draw:layer="layout" svg:width="2.052cm" svg:height="3.141cm" svg:x="13.648cm" svg:y="2.051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14" draw:text-style-name="P1" draw:layer="layout" svg:width="2.728cm" svg:height="2.852cm" svg:x="18.538cm" svg:y="2.175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15" draw:text-style-name="P1" draw:layer="layout" svg:width="2.838cm" svg:height="3.031cm" svg:x="24.131cm" svg:y="2.092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16" draw:text-style-name="P1" draw:layer="layout" svg:width="2.783cm" svg:height="3.169cm" svg:x="2.425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5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17" draw:text-style-name="P1" draw:layer="layout" svg:width="2.824cm" svg:height="2.521cm" svg:x="8.099cm" svg:y="2.381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18" draw:text-style-name="P1" draw:layer="layout" svg:width="2.052cm" svg:height="3.141cm" svg:x="13.648cm" svg:y="2.051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19" draw:text-style-name="P1" draw:layer="layout" svg:width="2.728cm" svg:height="2.852cm" svg:x="18.537cm" svg:y="2.175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20" draw:text-style-name="P1" draw:layer="layout" svg:width="2.838cm" svg:height="3.031cm" svg:x="24.131cm" svg:y="2.092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21" draw:text-style-name="P1" draw:layer="layout" svg:width="2.783cm" svg:height="3.169cm" svg:x="2.425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22" draw:text-style-name="P1" draw:layer="layout" svg:width="2.824cm" svg:height="2.521cm" svg:x="8.098cm" svg:y="2.381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23" draw:text-style-name="P1" draw:layer="layout" svg:width="2.052cm" svg:height="3.141cm" svg:x="13.647cm" svg:y="2.05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24" draw:text-style-name="P1" draw:layer="layout" svg:width="2.728cm" svg:height="2.852cm" svg:x="18.536cm" svg:y="2.174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25" draw:text-style-name="P1" draw:layer="layout" svg:width="2.838cm" svg:height="3.031cm" svg:x="24.13cm" svg:y="2.091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26" draw:text-style-name="P1" draw:layer="layout" svg:width="2.783cm" svg:height="3.169cm" svg:x="2.425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27" draw:text-style-name="P1" draw:layer="layout" svg:width="2.824cm" svg:height="2.521cm" svg:x="8.099cm" svg:y="2.38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28" draw:text-style-name="P1" draw:layer="layout" svg:width="2.052cm" svg:height="3.141cm" svg:x="13.648cm" svg:y="2.049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29" draw:text-style-name="P1" draw:layer="layout" svg:width="2.728cm" svg:height="2.852cm" svg:x="18.537cm" svg:y="2.173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30" draw:text-style-name="P1" draw:layer="layout" svg:width="2.838cm" svg:height="3.031cm" svg:x="24.131cm" svg:y="2.09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31" draw:text-style-name="P1" draw:layer="layout" svg:width="2.783cm" svg:height="3.169cm" svg:x="2.426cm" svg:y="2.021cm" svg:viewBox="0 0 2784 3170" svg:d="M1544 2866c376-36 629-119 757-248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32" draw:text-style-name="P1" draw:layer="layout" svg:width="2.824cm" svg:height="2.521cm" svg:x="8.099cm" svg:y="2.379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33" draw:text-style-name="P1" draw:layer="layout" svg:width="2.052cm" svg:height="3.141cm" svg:x="13.648cm" svg:y="2.049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34" draw:text-style-name="P1" draw:layer="layout" svg:width="2.728cm" svg:height="2.852cm" svg:x="18.538cm" svg:y="2.173cm" svg:viewBox="0 0 2729 2853" svg:d="M221 910c817-56 1341-102 1571-138l110-55 234 234c-349 248-643 501-882 758 184-28 303-32 358-14 101 37 152 115 152 234v469c0 110 55 161 165 152h800l-55 303h-689c-331 0-497-143-497-428v-344c0-110-69-165-206-165-120 0-239 55-359 165-239 220-464 459-675 717l-248-166c441-514 960-1038 1557-1571l-1240 152zM1874 400c-413-10-840-37-1281-83l41-317c349 74 776 110 1282 110z">
            <text:p/>
          </draw:path>
          <draw:path draw:style-name="gr35" draw:text-style-name="P1" draw:layer="layout" svg:width="2.838cm" svg:height="3.031cm" svg:x="24.131cm" svg:y="2.09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36" draw:text-style-name="P1" draw:layer="layout" svg:width="2.783cm" svg:height="3.169cm" svg:x="2.426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37" draw:text-style-name="P1" draw:layer="layout" svg:width="2.824cm" svg:height="2.521cm" svg:x="8.1cm" svg:y="2.38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38" draw:text-style-name="P1" draw:layer="layout" svg:width="2.052cm" svg:height="3.141cm" svg:x="13.649cm" svg:y="2.049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39" draw:text-style-name="P1" draw:layer="layout" svg:width="2.728cm" svg:height="2.852cm" svg:x="18.538cm" svg:y="2.173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40" draw:text-style-name="P1" draw:layer="layout" svg:width="2.838cm" svg:height="3.031cm" svg:x="24.132cm" svg:y="2.09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41" draw:text-style-name="P2" draw:layer="layout" svg:width="2.783cm" svg:height="3.169cm" svg:x="2.426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  <text:p/>
          </draw:path>
          <draw:path draw:style-name="gr42" draw:text-style-name="P2" draw:layer="layout" svg:width="2.824cm" svg:height="2.521cm" svg:x="8.099cm" svg:y="2.381cm" svg:viewBox="0 0 2825 2522" svg:d="M1254 1805c-83 212-170 372-262 483-128 156-257 234-386 234-229 0-399-133-510-400-64-156-96-491-96-1006 0-367 18-739 55-1116l290 69c110 27 114 73 13 138-36 340-55 647-55 923 0 377 23 643 69 799s115 235 207 235c101 0 188-74 262-221 46-92 92-202 137-331zM2067 193c414 432 666 955 758 1571l-372 96c-110-643-335-1143-675-1502z">
            <text:p/>
          </draw:path>
          <draw:path draw:style-name="gr43" draw:text-style-name="P2" draw:layer="layout" svg:width="2.052cm" svg:height="3.141cm" svg:x="13.648cm" svg:y="2.05cm" svg:viewBox="0 0 2053 3142" svg:d="M565 2825c377-83 671-230 882-441 175-174 262-381 262-620 0-165-46-294-138-386-83-83-188-119-317-110-257 27-625 119-1102 276l-152-359c349-64 675-133 978-207 157-36 276-55 359-55 202 0 367 65 496 193 147 147 220 359 220 634 0 359-124 662-372 910-220 220-519 381-895 482zM1709 565c-368-37-813-110-1337-220l83-345c514 119 955 198 1323 234z">
            <text:p/>
          </draw:path>
          <draw:path draw:style-name="gr44" draw:text-style-name="P2" draw:layer="layout" svg:width="2.728cm" svg:height="2.852cm" svg:x="18.538cm" svg:y="2.174cm" svg:viewBox="0 0 2729 2853" svg:d="M221 910c817-56 1341-102 1571-138l110-55 234 234c-349 248-643 501-882 758 184-28 303-32 358-14 101 37 152 115 152 234v469c0 110 55 161 165 152h800l-55 303h-689c-331 0-497-143-497-427v-345c0-110-69-165-206-165-120 0-239 55-359 165-239 220-464 459-675 717l-248-166c441-514 960-1038 1557-1571l-1240 152zM1874 400c-413-10-840-37-1281-83l41-317c349 74 776 110 1282 110z">
            <text:p/>
          </draw:path>
          <draw:path draw:style-name="gr45" draw:text-style-name="P2" draw:layer="layout" svg:width="2.838cm" svg:height="3.031cm" svg:x="24.131cm" svg:y="2.091cm" svg:viewBox="0 0 2839 3032" svg:d="M1006 1461c239-64 436-97 593-97 386 0 675 97 868 290 156 156 234 349 234 579 0 211-55 372-165 482-138 138-308 207-510 207s-354-51-455-152c-92-92-165-188-220-289l248-166c36 83 91 161 165 235 64 64 152 96 262 96s207-41 289-124c65-64 97-165 97-303 0-147-65-285-193-414-120-119-313-179-579-179-202 0-413 37-634 110v731c0 174-50 312-152 413-101 101-229 152-385 152-120 0-230-51-331-152-92-92-138-206-138-344 0-257 83-469 248-634 129-129 289-244 482-345v-592c-229 27-441 41-634 41l-41-289c193 9 418 0 675-28v-689h276c74 18 74 55 0 110v538c202-37 386-92 551-166l69 304c-174 55-381 101-620 137zM730 1847c-128 92-225 170-289 234-119 119-179 262-179 427 0 92 18 156 55 193 46 46 101 69 165 69 166 0 248-129 248-386zM2136 345c303 192 538 385 703 578l-221 221c-220-221-450-409-689-565z">
            <text:p/>
          </draw:path>
          <draw:path draw:style-name="gr46" draw:text-style-name="P3" draw:layer="layout" svg:width="3.072cm" svg:height="2.866cm" svg:x="2.385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47" draw:text-style-name="P3" draw:layer="layout" svg:width="2.617cm" svg:height="3.031cm" svg:x="8.197cm" svg:y="5.576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48" draw:text-style-name="P3" draw:layer="layout" svg:width="1.639cm" svg:height="3.045cm" svg:x="13.569cm" svg:y="5.576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49" draw:text-style-name="P3" draw:layer="layout" svg:width="2.741cm" svg:height="2.948cm" svg:x="18.155cm" svg:y="5.7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50" draw:text-style-name="P3" draw:layer="layout" svg:width="2.273cm" svg:height="2.328cm" svg:x="23.718cm" svg:y="6.003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51" draw:text-style-name="P3" draw:layer="layout" svg:width="3.072cm" svg:height="2.866cm" svg:x="2.385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52" draw:text-style-name="P3" draw:layer="layout" svg:width="2.617cm" svg:height="3.031cm" svg:x="8.197cm" svg:y="5.577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53" draw:text-style-name="P3" draw:layer="layout" svg:width="1.639cm" svg:height="3.045cm" svg:x="13.569cm" svg:y="5.577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54" draw:text-style-name="P3" draw:layer="layout" svg:width="2.741cm" svg:height="2.948cm" svg:x="18.154cm" svg:y="5.701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55" draw:text-style-name="P3" draw:layer="layout" svg:width="2.273cm" svg:height="2.328cm" svg:x="23.717cm" svg:y="6.004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56" draw:text-style-name="P3" draw:layer="layout" svg:width="3.072cm" svg:height="2.866cm" svg:x="2.384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57" draw:text-style-name="P3" draw:layer="layout" svg:width="2.617cm" svg:height="3.031cm" svg:x="8.196cm" svg:y="5.577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58" draw:text-style-name="P3" draw:layer="layout" svg:width="1.639cm" svg:height="3.045cm" svg:x="13.568cm" svg:y="5.577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59" draw:text-style-name="P3" draw:layer="layout" svg:width="2.741cm" svg:height="2.948cm" svg:x="18.154cm" svg:y="5.701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60" draw:text-style-name="P3" draw:layer="layout" svg:width="2.273cm" svg:height="2.328cm" svg:x="23.716cm" svg:y="6.004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61" draw:text-style-name="P3" draw:layer="layout" svg:width="3.072cm" svg:height="2.866cm" svg:x="2.384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62" draw:text-style-name="P3" draw:layer="layout" svg:width="2.617cm" svg:height="3.031cm" svg:x="8.195cm" svg:y="5.577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63" draw:text-style-name="P3" draw:layer="layout" svg:width="1.639cm" svg:height="3.045cm" svg:x="13.568cm" svg:y="5.577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64" draw:text-style-name="P3" draw:layer="layout" svg:width="2.741cm" svg:height="2.948cm" svg:x="18.153cm" svg:y="5.701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65" draw:text-style-name="P3" draw:layer="layout" svg:width="2.273cm" svg:height="2.328cm" svg:x="23.716cm" svg:y="6.004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66" draw:text-style-name="P3" draw:layer="layout" svg:width="3.072cm" svg:height="2.866cm" svg:x="2.383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67" draw:text-style-name="P3" draw:layer="layout" svg:width="2.617cm" svg:height="3.031cm" svg:x="8.195cm" svg:y="5.576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68" draw:text-style-name="P3" draw:layer="layout" svg:width="1.639cm" svg:height="3.045cm" svg:x="13.567cm" svg:y="5.576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69" draw:text-style-name="P3" draw:layer="layout" svg:width="2.741cm" svg:height="2.948cm" svg:x="18.153cm" svg:y="5.7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70" draw:text-style-name="P3" draw:layer="layout" svg:width="2.273cm" svg:height="2.328cm" svg:x="23.715cm" svg:y="6.003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71" draw:text-style-name="P3" draw:layer="layout" svg:width="3.072cm" svg:height="2.866cm" svg:x="2.384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72" draw:text-style-name="P3" draw:layer="layout" svg:width="2.617cm" svg:height="3.031cm" svg:x="8.195cm" svg:y="5.575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73" draw:text-style-name="P3" draw:layer="layout" svg:width="1.639cm" svg:height="3.045cm" svg:x="13.568cm" svg:y="5.575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74" draw:text-style-name="P3" draw:layer="layout" svg:width="2.741cm" svg:height="2.948cm" svg:x="18.153cm" svg:y="5.699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75" draw:text-style-name="P3" draw:layer="layout" svg:width="2.273cm" svg:height="2.328cm" svg:x="23.716cm" svg:y="6.002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76" draw:text-style-name="P3" draw:layer="layout" svg:width="3.072cm" svg:height="2.866cm" svg:x="2.384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77" draw:text-style-name="P3" draw:layer="layout" svg:width="2.617cm" svg:height="3.031cm" svg:x="8.196cm" svg:y="5.575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78" draw:text-style-name="P3" draw:layer="layout" svg:width="1.639cm" svg:height="3.045cm" svg:x="13.568cm" svg:y="5.575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79" draw:text-style-name="P3" draw:layer="layout" svg:width="2.741cm" svg:height="2.948cm" svg:x="18.154cm" svg:y="5.699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80" draw:text-style-name="P3" draw:layer="layout" svg:width="2.273cm" svg:height="2.328cm" svg:x="23.716cm" svg:y="6.002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81" draw:text-style-name="P3" draw:layer="layout" svg:width="3.072cm" svg:height="2.866cm" svg:x="2.385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82" draw:text-style-name="P3" draw:layer="layout" svg:width="2.617cm" svg:height="3.031cm" svg:x="8.197cm" svg:y="5.575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83" draw:text-style-name="P3" draw:layer="layout" svg:width="1.639cm" svg:height="3.045cm" svg:x="13.569cm" svg:y="5.575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84" draw:text-style-name="P3" draw:layer="layout" svg:width="2.741cm" svg:height="2.948cm" svg:x="18.154cm" svg:y="5.699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85" draw:text-style-name="P3" draw:layer="layout" svg:width="2.273cm" svg:height="2.328cm" svg:x="23.717cm" svg:y="6.002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86" draw:text-style-name="P2" draw:layer="layout" svg:width="3.072cm" svg:height="2.866cm" svg:x="2.384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  <text:p/>
          </draw:path>
          <draw:path draw:style-name="gr87" draw:text-style-name="P2" draw:layer="layout" svg:width="2.617cm" svg:height="3.031cm" svg:x="8.196cm" svg:y="5.576cm" svg:viewBox="0 0 2618 3032" svg:d="M1461 786c37 110 92 225 165 344 294-46 584-110 868-193l124 290c-238 55-519 105-840 151 138 184 317 358 537 524l-234 234c-331-73-593-110-786-110-367 0-606 55-716 165-64 65-97 133-97 207 0 92 28 165 83 220 74 74 280 111 620 111h841l-55 303h-841c-367 0-625-74-772-221-110-110-165-252-165-427 0-138 50-257 152-358 156-156 477-234 964-234 166 0 331 13 496 41-128-138-243-271-344-400-432 55-905 83-1420 83l-41-289c469 9 910-10 1323-56-64-119-115-234-152-344-340 27-693 41-1061 41l-27-275c376 9 716 0 1020-28-46-165-83-354-111-565h303c92 18 97 55 14 110 19 138 42 276 69 414 239-28 482-74 731-138l96 276c-312 55-560 96-744 124z">
            <text:p/>
          </draw:path>
          <draw:path draw:style-name="gr88" draw:text-style-name="P2" draw:layer="layout" svg:width="1.639cm" svg:height="3.045cm" svg:x="13.568cm" svg:y="5.576cm" svg:viewBox="0 0 1640 3046" svg:d="M0 1557c0-101 51-197 152-289 597-561 983-983 1157-1268l248 193c83 92 60 129-69 110-137 202-500 579-1088 1130-37 37-55 69-55 97 0 55 18 96 55 124 514 404 928 785 1240 1144l-248 248c-322-377-717-767-1185-1172-138-119-207-225-207-317z">
            <text:p/>
          </draw:path>
          <draw:path draw:style-name="gr89" draw:text-style-name="P2" draw:layer="layout" svg:width="2.741cm" svg:height="2.948cm" svg:x="18.154cm" svg:y="5.7cm" svg:viewBox="0 0 2742 2949" svg:d="M2053 1571c0 533-156 992-468 1378l-290-165c322-368 483-790 483-1268v-386c-349 28-680 41-992 41v-303c312 9 643 0 992-27v-841h248c83 18 92 55 27 110v717c230-19 446-46 648-83l41 290c-238 27-468 50-689 69zM0 1530c0-533 46-997 138-1392l262 69c119 27 124 69 13 124-82 395-124 794-124 1199 0 330 37 680 111 1047l-304 55c-64-331-96-698-96-1102z">
            <text:p/>
          </draw:path>
          <draw:path draw:style-name="gr90" draw:text-style-name="P2" draw:layer="layout" svg:width="2.273cm" svg:height="2.328cm" svg:x="23.716cm" svg:y="6.003cm" svg:viewBox="0 0 2274 2329" svg:d="M758 2329c-285 0-482-55-593-165s-165-258-165-441c0-101 18-221 55-359l317 42c-46 147-69 252-69 317 0 82 28 151 83 206 64 65 193 97 386 97h1502v303zM207 0h1791v303h-1791z">
            <text:p/>
          </draw:path>
          <draw:path draw:style-name="gr91" draw:text-style-name="P4" draw:layer="layout" svg:width="2.342cm" svg:height="3.045cm" svg:x="2.344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92" draw:text-style-name="P4" draw:layer="layout" svg:width="2.19cm" svg:height="2.769cm" svg:x="7.565cm" svg:y="9.309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93" draw:text-style-name="P4" draw:layer="layout" svg:width="3.017cm" svg:height="3.155cm" svg:x="12.387cm" svg:y="9.088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94" draw:text-style-name="P4" draw:layer="layout" svg:width="3.086cm" svg:height="2.7cm" svg:x="18.156cm" svg:y="9.336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95" draw:text-style-name="P4" draw:layer="layout" svg:width="2.81cm" svg:height="3.031cm" svg:x="24.037cm" svg:y="9.212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96" draw:text-style-name="P4" draw:layer="layout" svg:width="2.342cm" svg:height="3.045cm" svg:x="2.344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97" draw:text-style-name="P4" draw:layer="layout" svg:width="2.19cm" svg:height="2.769cm" svg:x="7.565cm" svg:y="9.309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98" draw:text-style-name="P4" draw:layer="layout" svg:width="3.017cm" svg:height="3.155cm" svg:x="12.386cm" svg:y="9.089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99" draw:text-style-name="P4" draw:layer="layout" svg:width="3.086cm" svg:height="2.7cm" svg:x="18.156cm" svg:y="9.337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00" draw:text-style-name="P4" draw:layer="layout" svg:width="2.81cm" svg:height="3.031cm" svg:x="24.036cm" svg:y="9.213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01" draw:text-style-name="P4" draw:layer="layout" svg:width="2.342cm" svg:height="3.045cm" svg:x="2.343cm" svg:y="9.117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02" draw:text-style-name="P4" draw:layer="layout" svg:width="2.19cm" svg:height="2.769cm" svg:x="7.564cm" svg:y="9.31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03" draw:text-style-name="P4" draw:layer="layout" svg:width="3.017cm" svg:height="3.155cm" svg:x="12.386cm" svg:y="9.089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04" draw:text-style-name="P4" draw:layer="layout" svg:width="3.086cm" svg:height="2.7cm" svg:x="18.155cm" svg:y="9.337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05" draw:text-style-name="P4" draw:layer="layout" svg:width="2.81cm" svg:height="3.031cm" svg:x="24.036cm" svg:y="9.213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06" draw:text-style-name="P4" draw:layer="layout" svg:width="2.342cm" svg:height="3.045cm" svg:x="2.342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07" draw:text-style-name="P4" draw:layer="layout" svg:width="2.19cm" svg:height="2.769cm" svg:x="7.563cm" svg:y="9.309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08" draw:text-style-name="P4" draw:layer="layout" svg:width="3.017cm" svg:height="3.155cm" svg:x="12.385cm" svg:y="9.089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09" draw:text-style-name="P4" draw:layer="layout" svg:width="3.086cm" svg:height="2.7cm" svg:x="18.154cm" svg:y="9.337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10" draw:text-style-name="P4" draw:layer="layout" svg:width="2.81cm" svg:height="3.031cm" svg:x="24.035cm" svg:y="9.213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11" draw:text-style-name="P4" draw:layer="layout" svg:width="2.342cm" svg:height="3.045cm" svg:x="2.342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12" draw:text-style-name="P4" draw:layer="layout" svg:width="2.19cm" svg:height="2.769cm" svg:x="7.563cm" svg:y="9.309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13" draw:text-style-name="P4" draw:layer="layout" svg:width="3.017cm" svg:height="3.155cm" svg:x="12.384cm" svg:y="9.088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14" draw:text-style-name="P4" draw:layer="layout" svg:width="3.086cm" svg:height="2.7cm" svg:x="18.154cm" svg:y="9.336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15" draw:text-style-name="P4" draw:layer="layout" svg:width="2.81cm" svg:height="3.031cm" svg:x="24.035cm" svg:y="9.212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16" draw:text-style-name="P4" draw:layer="layout" svg:width="2.342cm" svg:height="3.045cm" svg:x="2.342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17" draw:text-style-name="P4" draw:layer="layout" svg:width="2.19cm" svg:height="2.769cm" svg:x="7.563cm" svg:y="9.308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18" draw:text-style-name="P4" draw:layer="layout" svg:width="3.017cm" svg:height="3.155cm" svg:x="12.385cm" svg:y="9.087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19" draw:text-style-name="P4" draw:layer="layout" svg:width="3.086cm" svg:height="2.7cm" svg:x="18.154cm" svg:y="9.335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20" draw:text-style-name="P4" draw:layer="layout" svg:width="2.81cm" svg:height="3.031cm" svg:x="24.035cm" svg:y="9.211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21" draw:text-style-name="P4" draw:layer="layout" svg:width="2.342cm" svg:height="3.045cm" svg:x="2.343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22" draw:text-style-name="P4" draw:layer="layout" svg:width="2.19cm" svg:height="2.769cm" svg:x="7.564cm" svg:y="9.307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23" draw:text-style-name="P4" draw:layer="layout" svg:width="3.017cm" svg:height="3.155cm" svg:x="12.386cm" svg:y="9.087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24" draw:text-style-name="P4" draw:layer="layout" svg:width="3.086cm" svg:height="2.7cm" svg:x="18.155cm" svg:y="9.335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25" draw:text-style-name="P4" draw:layer="layout" svg:width="2.81cm" svg:height="3.031cm" svg:x="24.036cm" svg:y="9.211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26" draw:text-style-name="P4" draw:layer="layout" svg:width="2.342cm" svg:height="3.045cm" svg:x="2.344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27" draw:text-style-name="P4" draw:layer="layout" svg:width="2.19cm" svg:height="2.769cm" svg:x="7.565cm" svg:y="9.308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28" draw:text-style-name="P4" draw:layer="layout" svg:width="3.017cm" svg:height="3.155cm" svg:x="12.386cm" svg:y="9.087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29" draw:text-style-name="P4" draw:layer="layout" svg:width="3.086cm" svg:height="2.7cm" svg:x="18.156cm" svg:y="9.335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30" draw:text-style-name="P4" draw:layer="layout" svg:width="2.81cm" svg:height="3.031cm" svg:x="24.036cm" svg:y="9.211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31" draw:text-style-name="P2" draw:layer="layout" svg:width="2.342cm" svg:height="3.045cm" svg:x="2.343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  <text:p/>
          </draw:path>
          <draw:path draw:style-name="gr132" draw:text-style-name="P2" draw:layer="layout" svg:width="2.19cm" svg:height="2.769cm" svg:x="7.564cm" svg:y="9.309cm" svg:viewBox="0 0 2191 2770" svg:d="M2191 2122c-395 432-822 648-1281 648-331 0-575-78-731-234-119-120-179-349-179-689v-1847h289c83 18 92 55 28 110v1737c0 229 41 386 124 468 101 101 253 152 455 152 358 0 721-202 1089-607z">
            <text:p/>
          </draw:path>
          <draw:path draw:style-name="gr133" draw:text-style-name="P2" draw:layer="layout" svg:width="3.017cm" svg:height="3.155cm" svg:x="12.386cm" svg:y="9.088cm" svg:viewBox="0 0 3018 3156" svg:d="M1544 2122c-111 65-226 97-345 97-156 0-276-42-358-124-111-110-166-235-166-372 0-147 55-276 166-386s248-166 413-166c110 0 216 14 317 42v-303l-1516 96-55-289 1571-69v-648h248c101 18 110 55 28 110v524l1171-83v290l-1171 55v523c36 166 55 350 55 552-9 468-271 863-786 1185l-262-193c460-266 690-547 690-841zM1282 1406c-101 0-184 32-248 96-56 55-83 129-83 221 0 82 23 147 69 193s119 69 220 69 184-33 248-97c56-55 83-124 83-207s-27-151-83-206c-46-46-114-69-206-69z">
            <text:p/>
          </draw:path>
          <draw:path draw:style-name="gr134" draw:text-style-name="P2" draw:layer="layout" svg:width="3.086cm" svg:height="2.7cm" svg:x="18.155cm" svg:y="9.336cm" svg:viewBox="0 0 3087 2701" svg:d="M2315 1571c0 257-124 386-372 386h-455l-55-303h469c92 0 138-46 138-138v-441l-1034 69v1006c0 165 87 248 262 248h1350l-55 303h-1309c-349 0-524-174-524-524v-1006l-689 56-41-290 730-41v-703h248c92 18 102 55 28 110v579l1034-69v-813h248c92 18 101 55 27 110v689l744-41 28 289-772 14z">
            <text:p/>
          </draw:path>
          <draw:path draw:style-name="gr135" draw:text-style-name="P2" draw:layer="layout" svg:width="2.81cm" svg:height="3.031cm" svg:x="24.036cm" svg:y="9.212cm" svg:viewBox="0 0 2811 3032" svg:d="M1599 358c-313 55-634 97-965 124l-55-289c634-28 1033-74 1199-138l138-55 248 262c55 46 36 78-55 96-368 285-740 575-1117 869 570-74 1176-138 1819-193v289l-523 41c-359 28-643 147-855 359-110 110-165 248-165 413 0 129 41 234 124 317 138 138 427 211 868 221l-124 358c-468-37-795-147-978-331-138-138-207-303-207-496 0-230 69-413 207-551 73-74 165-147 275-221-496 65-951 133-1364 207l-69-303c193-28 381-55 565-83 248-174 593-473 1034-896z">
            <text:p/>
          </draw:path>
          <draw:path draw:style-name="gr136" draw:text-style-name="P5" draw:layer="layout" svg:width="2.838cm" svg:height="2.934cm" svg:x="2.33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37" draw:text-style-name="P5" draw:layer="layout" svg:width="2.59cm" svg:height="2.977cm" svg:x="7.826cm" svg:y="12.683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38" draw:text-style-name="P5" draw:layer="layout" svg:width="2.866cm" svg:height="2.163cm" svg:x="13.321cm" svg:y="13.193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39" draw:text-style-name="P5" draw:layer="layout" svg:width="2.769cm" svg:height="2.604cm" svg:x="19.037cm" svg:y="12.972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40" draw:text-style-name="P5" draw:layer="layout" svg:width="2.232cm" svg:height="2.866cm" svg:x="24.645cm" svg:y="12.697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41" draw:text-style-name="P5" draw:layer="layout" svg:width="2.838cm" svg:height="2.934cm" svg:x="2.33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42" draw:text-style-name="P5" draw:layer="layout" svg:width="2.59cm" svg:height="2.977cm" svg:x="7.825cm" svg:y="12.684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43" draw:text-style-name="P5" draw:layer="layout" svg:width="2.866cm" svg:height="2.163cm" svg:x="13.321cm" svg:y="13.194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44" draw:text-style-name="P5" draw:layer="layout" svg:width="2.769cm" svg:height="2.604cm" svg:x="19.036cm" svg:y="12.973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45" draw:text-style-name="P5" draw:layer="layout" svg:width="2.232cm" svg:height="2.866cm" svg:x="24.644cm" svg:y="12.698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46" draw:text-style-name="P5" draw:layer="layout" svg:width="2.838cm" svg:height="2.934cm" svg:x="2.329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47" draw:text-style-name="P5" draw:layer="layout" svg:width="2.59cm" svg:height="2.977cm" svg:x="7.825cm" svg:y="12.684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48" draw:text-style-name="P5" draw:layer="layout" svg:width="2.866cm" svg:height="2.163cm" svg:x="13.32cm" svg:y="13.194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49" draw:text-style-name="P5" draw:layer="layout" svg:width="2.769cm" svg:height="2.604cm" svg:x="19.036cm" svg:y="12.973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50" draw:text-style-name="P5" draw:layer="layout" svg:width="2.232cm" svg:height="2.866cm" svg:x="24.643cm" svg:y="12.698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51" draw:text-style-name="P5" draw:layer="layout" svg:width="2.838cm" svg:height="2.934cm" svg:x="2.328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52" draw:text-style-name="P5" draw:layer="layout" svg:width="2.59cm" svg:height="2.977cm" svg:x="7.824cm" svg:y="12.684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53" draw:text-style-name="P5" draw:layer="layout" svg:width="2.866cm" svg:height="2.163cm" svg:x="13.319cm" svg:y="13.194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54" draw:text-style-name="P5" draw:layer="layout" svg:width="2.769cm" svg:height="2.604cm" svg:x="19.035cm" svg:y="12.973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55" draw:text-style-name="P5" draw:layer="layout" svg:width="2.232cm" svg:height="2.866cm" svg:x="24.643cm" svg:y="12.698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56" draw:text-style-name="P5" draw:layer="layout" svg:width="2.838cm" svg:height="2.934cm" svg:x="2.328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57" draw:text-style-name="P5" draw:layer="layout" svg:width="2.59cm" svg:height="2.977cm" svg:x="7.824cm" svg:y="12.683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58" draw:text-style-name="P5" draw:layer="layout" svg:width="2.866cm" svg:height="2.163cm" svg:x="13.319cm" svg:y="13.193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59" draw:text-style-name="P5" draw:layer="layout" svg:width="2.769cm" svg:height="2.604cm" svg:x="19.035cm" svg:y="12.972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60" draw:text-style-name="P5" draw:layer="layout" svg:width="2.232cm" svg:height="2.866cm" svg:x="24.642cm" svg:y="12.697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61" draw:text-style-name="P5" draw:layer="layout" svg:width="2.838cm" svg:height="2.934cm" svg:x="2.328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62" draw:text-style-name="P5" draw:layer="layout" svg:width="2.59cm" svg:height="2.977cm" svg:x="7.824cm" svg:y="12.682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63" draw:text-style-name="P5" draw:layer="layout" svg:width="2.866cm" svg:height="2.163cm" svg:x="13.319cm" svg:y="13.192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64" draw:text-style-name="P5" draw:layer="layout" svg:width="2.769cm" svg:height="2.604cm" svg:x="19.035cm" svg:y="12.972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65" draw:text-style-name="P5" draw:layer="layout" svg:width="2.232cm" svg:height="2.866cm" svg:x="24.643cm" svg:y="12.696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66" draw:text-style-name="P5" draw:layer="layout" svg:width="2.838cm" svg:height="2.934cm" svg:x="2.329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67" draw:text-style-name="P5" draw:layer="layout" svg:width="2.59cm" svg:height="2.977cm" svg:x="7.825cm" svg:y="12.682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68" draw:text-style-name="P5" draw:layer="layout" svg:width="2.866cm" svg:height="2.163cm" svg:x="13.32cm" svg:y="13.192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69" draw:text-style-name="P5" draw:layer="layout" svg:width="2.769cm" svg:height="2.604cm" svg:x="19.036cm" svg:y="12.971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70" draw:text-style-name="P5" draw:layer="layout" svg:width="2.232cm" svg:height="2.866cm" svg:x="24.643cm" svg:y="12.696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71" draw:text-style-name="P5" draw:layer="layout" svg:width="2.838cm" svg:height="2.934cm" svg:x="2.33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72" draw:text-style-name="P5" draw:layer="layout" svg:width="2.59cm" svg:height="2.977cm" svg:x="7.825cm" svg:y="12.682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73" draw:text-style-name="P5" draw:layer="layout" svg:width="2.866cm" svg:height="2.163cm" svg:x="13.321cm" svg:y="13.192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74" draw:text-style-name="P5" draw:layer="layout" svg:width="2.769cm" svg:height="2.604cm" svg:x="19.036cm" svg:y="12.972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75" draw:text-style-name="P5" draw:layer="layout" svg:width="2.232cm" svg:height="2.866cm" svg:x="24.644cm" svg:y="12.696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76" draw:text-style-name="P2" draw:layer="layout" svg:width="2.838cm" svg:height="2.934cm" svg:x="2.329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  <text:p/>
          </draw:path>
          <draw:path draw:style-name="gr177" draw:text-style-name="P2" draw:layer="layout" svg:width="2.59cm" svg:height="2.977cm" svg:x="7.825cm" svg:y="12.683cm" svg:viewBox="0 0 2591 2978" svg:d="M978 2674c634 18 1029-51 1186-207 82-83 124-188 124-317 0-110-46-211-138-303-83-83-216-124-400-124-239 0-450 46-634 137-110 56-294 189-551 400l-248-193c55-55 106-115 152-179 101-322 183-643 248-965-248 28-474 42-676 42l-41-276c211 0 469-14 772-41 46-202 78-418 96-648l262 69c110 27 119 64 28 110-28 147-60 294-97 441 368-37 657-78 868-124l56 290c-368 45-694 82-979 110-64 275-129 546-193 813 331-165 629-248 896-248 312 0 542 73 689 220 129 129 193 299 193 510 0 202-64 368-193 496-202 202-643 299-1323 290z">
            <text:p/>
          </draw:path>
          <draw:path draw:style-name="gr178" draw:text-style-name="P2" draw:layer="layout" svg:width="2.866cm" svg:height="2.163cm" svg:x="13.32cm" svg:y="13.193cm" svg:viewBox="0 0 2867 2164" svg:d="M978 1847c690-9 1144-124 1365-345 138-138 207-308 207-510 0-211-74-390-221-537-110-110-303-166-579-166-229 0-501 56-813 166-239 82-501 188-785 317l-152-359 772-220c450-129 790-193 1020-193 367 0 638 87 813 262s262 409 262 703c0 312-83 551-249 716-312 313-831 473-1557 483z">
            <text:p/>
          </draw:path>
          <draw:path draw:style-name="gr179" draw:text-style-name="P2" draw:layer="layout" svg:width="2.769cm" svg:height="2.604cm" svg:x="19.036cm" svg:y="12.972cm" svg:viewBox="0 0 2770 2605" svg:d="M2770 317c-322 0-574 32-758 96-202 74-390 198-565 373s-262 399-262 675c0 220 69 399 207 537 184 184 537 285 1061 303l-110 304c-542-28-919-147-1130-359s-317-468-317-771c0-432 170-772 510-1020-432 64-873 128-1323 193l-83-317c900-65 1805-175 2715-331z">
            <text:p/>
          </draw:path>
          <draw:path draw:style-name="gr180" draw:text-style-name="P2" draw:layer="layout" svg:width="2.232cm" svg:height="2.866cm" svg:x="24.643cm" svg:y="12.697cm" svg:viewBox="0 0 2233 2867" svg:d="M620 0h290c101 18 110 55 27 110l28 662c9 193 41 349 96 468 257-110 602-225 1034-344l138 358c-873 156-1457 381-1751 675-101 101-151 207-151 317 0 83 32 157 96 221s198 96 400 96h1323v304h-1337c-303-1-514-60-634-180-119-119-179-257-179-413 0-202 74-377 221-524 110-110 294-239 551-386-55-137-88-289-97-454z">
            <text:p/>
          </draw:path>
          <draw:path draw:style-name="gr181" draw:text-style-name="P6" draw:layer="layout" svg:width="2.866cm" svg:height="3.086cm" svg:x="2.303cm" svg:y="16.14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182" draw:text-style-name="P6" draw:layer="layout" svg:width="2.769cm" svg:height="2.7cm" svg:x="8.021cm" svg:y="16.374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183" draw:text-style-name="P6" draw:layer="layout" svg:width="3.114cm" svg:height="2.852cm" svg:x="13.625cm" svg:y="16.181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184" draw:text-style-name="P6" draw:layer="layout" svg:width="3.238cm" svg:height="3.017cm" svg:x="19.355cm" svg:y="16.195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185" draw:text-style-name="P6" draw:layer="layout" svg:width="2.907cm" svg:height="2.631cm" svg:x="25.36cm" svg:y="16.471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186" draw:text-style-name="P6" draw:layer="layout" svg:width="2.866cm" svg:height="3.086cm" svg:x="2.302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187" draw:text-style-name="P6" draw:layer="layout" svg:width="2.769cm" svg:height="2.7cm" svg:x="8.02cm" svg:y="16.375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188" draw:text-style-name="P6" draw:layer="layout" svg:width="3.114cm" svg:height="2.852cm" svg:x="13.624cm" svg:y="16.182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189" draw:text-style-name="P6" draw:layer="layout" svg:width="3.238cm" svg:height="3.017cm" svg:x="19.354cm" svg:y="16.196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190" draw:text-style-name="P6" draw:layer="layout" svg:width="2.907cm" svg:height="2.631cm" svg:x="25.359cm" svg:y="16.472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191" draw:text-style-name="P6" draw:layer="layout" svg:width="2.866cm" svg:height="3.086cm" svg:x="2.302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192" draw:text-style-name="P6" draw:layer="layout" svg:width="2.769cm" svg:height="2.7cm" svg:x="8.02cm" svg:y="16.375cm" svg:viewBox="0 0 2770 2701" svg:d="M2012 2439c-432 0-790-138-1075-413l179-234c248 238 547 353 896 344h758v303zM41 2701c-27-478-41-886-41-1226 0-414 51-905 152-1475l275 69c101 18 106 60 14 124-92 533-138 960-138 1282 0 358 19 758 55 1199zM2591 661c-395-9-910 19-1544 83v-289c662-65 1176-92 1544-83z">
            <text:p/>
          </draw:path>
          <draw:path draw:style-name="gr193" draw:text-style-name="P6" draw:layer="layout" svg:width="3.114cm" svg:height="2.852cm" svg:x="13.623cm" svg:y="16.183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8-92 120-151 207-179 262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194" draw:text-style-name="P6" draw:layer="layout" svg:width="3.238cm" svg:height="3.017cm" svg:x="19.354cm" svg:y="16.196cm" svg:viewBox="0 0 3239 3018" svg:d="M2880 2233c120 55 239 119 359 192l-193 290c-83-74-170-138-262-193-120 266-340 400-662 400-220 0-376-46-468-138s-138-202-138-331c0-119 41-220 124-303 101-101 234-152 400-152 183 0 367 37 551 111 18-111 27-253 27-428 0-303-41-496-124-579-64-64-160-96-289-96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195" draw:text-style-name="P6" draw:layer="layout" svg:width="2.907cm" svg:height="2.631cm" svg:x="25.358cm" svg:y="16.472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196" draw:text-style-name="P6" draw:layer="layout" svg:width="2.866cm" svg:height="3.086cm" svg:x="2.301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197" draw:text-style-name="P6" draw:layer="layout" svg:width="2.769cm" svg:height="2.7cm" svg:x="8.019cm" svg:y="16.375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198" draw:text-style-name="P6" draw:layer="layout" svg:width="3.114cm" svg:height="2.852cm" svg:x="13.623cm" svg:y="16.182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199" draw:text-style-name="P6" draw:layer="layout" svg:width="3.238cm" svg:height="3.017cm" svg:x="19.353cm" svg:y="16.196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00" draw:text-style-name="P6" draw:layer="layout" svg:width="2.907cm" svg:height="2.631cm" svg:x="25.358cm" svg:y="16.472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201" draw:text-style-name="P6" draw:layer="layout" svg:width="2.865cm" svg:height="3.086cm" svg:x="2.3cm" svg:y="16.14cm" svg:viewBox="0 0 2866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3 331l-124 290c-385-166-689-281-909-345zM1847 2384c-111-37-235-55-372-55-147 0-248 28-304 83-46 46-68 101-68 165s18 115 55 152c55 55 151 82 289 82 129 0 221-27 276-82 82-83 124-198 124-345z">
            <text:p/>
          </draw:path>
          <draw:path draw:style-name="gr202" draw:text-style-name="P6" draw:layer="layout" svg:width="2.769cm" svg:height="2.7cm" svg:x="8.018cm" svg:y="16.374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203" draw:text-style-name="P6" draw:layer="layout" svg:width="3.114cm" svg:height="2.852cm" svg:x="13.622cm" svg:y="16.181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204" draw:text-style-name="P6" draw:layer="layout" svg:width="3.238cm" svg:height="3.017cm" svg:x="19.352cm" svg:y="16.195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05" draw:text-style-name="P6" draw:layer="layout" svg:width="2.907cm" svg:height="2.631cm" svg:x="25.357cm" svg:y="16.471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206" draw:text-style-name="P6" draw:layer="layout" svg:width="2.866cm" svg:height="3.086cm" svg:x="2.301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207" draw:text-style-name="P6" draw:layer="layout" svg:width="2.769cm" svg:height="2.7cm" svg:x="8.019cm" svg:y="16.374cm" svg:viewBox="0 0 2770 2701" svg:d="M2012 2439c-432 0-790-138-1075-413l179-234c248 238 547 353 896 344h758v303zM41 2701c-27-478-41-886-41-1226 0-414 51-905 152-1475l275 69c101 18 106 60 14 124-92 533-138 960-138 1282 0 358 19 758 55 1199zM2591 661c-395-9-910 19-1544 83v-289c662-65 1176-92 1544-83z">
            <text:p/>
          </draw:path>
          <draw:path draw:style-name="gr208" draw:text-style-name="P6" draw:layer="layout" svg:width="3.114cm" svg:height="2.852cm" svg:x="13.623cm" svg:y="16.181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8-92 120-151 207-179 262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209" draw:text-style-name="P6" draw:layer="layout" svg:width="3.238cm" svg:height="3.017cm" svg:x="19.353cm" svg:y="16.194cm" svg:viewBox="0 0 3239 3018" svg:d="M2880 2233c120 55 239 119 359 192l-193 290c-83-74-170-138-262-193-120 266-340 400-662 400-220 0-376-46-468-138s-138-202-138-331c0-119 41-220 124-303 101-101 234-152 400-152 183 0 367 37 551 111 18-111 27-253 27-428 0-303-41-496-124-579-64-64-160-96-289-96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10" draw:text-style-name="P6" draw:layer="layout" svg:width="2.907cm" svg:height="2.631cm" svg:x="25.358cm" svg:y="16.47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211" draw:text-style-name="P6" draw:layer="layout" svg:width="2.866cm" svg:height="3.086cm" svg:x="2.302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212" draw:text-style-name="P6" draw:layer="layout" svg:width="2.769cm" svg:height="2.7cm" svg:x="8.02cm" svg:y="16.373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213" draw:text-style-name="P6" draw:layer="layout" svg:width="3.114cm" svg:height="2.852cm" svg:x="13.623cm" svg:y="16.18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214" draw:text-style-name="P6" draw:layer="layout" svg:width="3.238cm" svg:height="3.017cm" svg:x="19.354cm" svg:y="16.194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15" draw:text-style-name="P6" draw:layer="layout" svg:width="2.907cm" svg:height="2.631cm" svg:x="25.358cm" svg:y="16.47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216" draw:text-style-name="P6" draw:layer="layout" svg:width="2.866cm" svg:height="3.086cm" svg:x="2.302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217" draw:text-style-name="P6" draw:layer="layout" svg:width="2.769cm" svg:height="2.7cm" svg:x="8.02cm" svg:y="16.374cm" svg:viewBox="0 0 2770 2701" svg:d="M2012 2439c-432 0-790-138-1075-413l179-234c248 238 547 353 896 344h758v303zM41 2701c-27-478-41-886-41-1226 0-414 51-905 152-1475l275 69c101 18 106 60 14 124-92 533-138 960-138 1282 0 358 19 758 55 1199zM2591 661c-395-9-910 19-1544 83v-289c662-65 1176-92 1544-83z">
            <text:p/>
          </draw:path>
          <draw:path draw:style-name="gr218" draw:text-style-name="P6" draw:layer="layout" svg:width="3.114cm" svg:height="2.852cm" svg:x="13.624cm" svg:y="16.181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8-92 120-151 207-179 262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219" draw:text-style-name="P6" draw:layer="layout" svg:width="3.238cm" svg:height="3.017cm" svg:x="19.354cm" svg:y="16.194cm" svg:viewBox="0 0 3239 3018" svg:d="M2880 2233c120 55 239 119 359 192l-193 290c-83-74-170-138-262-193-120 266-340 400-662 400-220 0-376-46-468-138s-138-202-138-331c0-119 41-220 124-303 101-101 234-152 400-152 183 0 367 37 551 111 18-111 27-253 27-428 0-303-41-496-124-579-64-64-160-96-289-96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20" draw:text-style-name="P6" draw:layer="layout" svg:width="2.907cm" svg:height="2.631cm" svg:x="25.359cm" svg:y="16.47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  <draw:path draw:style-name="gr221" draw:text-style-name="P2" draw:layer="layout" svg:width="2.866cm" svg:height="3.086cm" svg:x="2.302cm" svg:y="16.14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  <text:p/>
          </draw:path>
          <draw:path draw:style-name="gr222" draw:text-style-name="P2" draw:layer="layout" svg:width="2.769cm" svg:height="2.7cm" svg:x="8.02cm" svg:y="16.374cm" svg:viewBox="0 0 2770 2701" svg:d="M2012 2439c-432 0-790-138-1075-413l179-234c248 238 547 353 896 344h758v303zM41 2701c-27-478-41-886-41-1226 0-414 51-905 152-1475l275 69c101 18 106 60 14 124-92 533-138 960-138 1282 0 358 19 758 55 1199zM2591 662c-395-10-910 18-1544 82v-289c662-65 1176-92 1544-83z">
            <text:p/>
          </draw:path>
          <draw:path draw:style-name="gr223" draw:text-style-name="P2" draw:layer="layout" svg:width="3.114cm" svg:height="2.852cm" svg:x="13.623cm" svg:y="16.181cm" svg:viewBox="0 0 3115 2853" svg:d="M2715 2550c-147 202-340 303-579 303-211 0-363-46-455-138-73-74-110-175-110-303 0-111 37-202 110-276 92-92 235-138 428-138 137 0 294 37 468 111 18-65 28-184 28-359 0-239-69-427-207-565s-372-207-703-207c-83 377-220 758-413 1144l137 179-206 249-124-138c-55 82-101 142-138 179-165 165-326 248-482 248-111 0-198-32-262-97-138-137-207-312-207-523 0-175 37-340 110-496s184-308 331-455c-83-358-124-675-124-951l289-41c101 0 111 36 28 110 0 174 23 395 69 661 239-165 482-271 730-317 46-266 65-509 55-730l290 55c101 19 110 55 27 110-9 166-32 345-69 538 423 0 735 101 938 303 165 165 248 395 248 689 0 221-23 418-69 593l262 248-207 248zM910 2191c-147-211-267-427-359-647-92 119-151 206-179 261-73 147-110 281-110 400 0 138 27 234 83 289 36 37 78 56 124 56 91 0 170-33 234-97 101-101 170-188 207-262zM1075 1888c110-193 211-482 303-868-202 55-400 156-592 303 73 211 170 400 289 565zM2481 2343c-147-74-285-110-414-110-101 0-165 13-193 41-36 37-55 83-55 138 0 46 19 87 55 124s120 55 248 55c175 0 294-83 359-248z">
            <text:p/>
          </draw:path>
          <draw:path draw:style-name="gr224" draw:text-style-name="P2" draw:layer="layout" svg:width="3.238cm" svg:height="3.017cm" svg:x="19.354cm" svg:y="16.195cm" svg:viewBox="0 0 3239 3018" svg:d="M2880 2233c120 55 239 119 359 193l-193 289c-83-74-170-138-262-193-120 266-340 400-662 400-220 0-376-46-468-138s-138-202-138-331c0-119 41-220 124-303 101-101 234-152 400-152 183 0 367 37 551 111 18-111 27-253 27-428 0-303-41-496-124-578-64-65-160-97-289-97-349 0-744 202-1185 606v1406h-276v-1130c-174 221-349 436-523 648l-221-193c322-322 570-653 744-992v-207l-648 151-55-289 703-124v-882h248c101 18 111 55 28 110v607l220 151-220 290v124c432-368 836-552 1213-552 220 0 390 60 509 180s180 381 180 785c0 211-14 391-42 538zM2550 2370c-212-91-359-137-441-137-129 0-221 27-276 82-46 46-69 97-69 152s18 101 55 138c55 55 138 82 248 82 230 0 391-105 483-317z">
            <text:p/>
          </draw:path>
          <draw:path draw:style-name="gr225" draw:text-style-name="P2" draw:layer="layout" svg:width="2.907cm" svg:height="2.631cm" svg:x="25.358cm" svg:y="16.471cm" svg:viewBox="0 0 2908 2632" svg:d="M1612 565c-156 919-344 1488-565 1709-119 119-243 179-372 179-147 0-262-41-344-124-221-220-331-496-331-827 0-404 142-749 427-1033 313-313 694-469 1144-469 404 0 721 115 951 345 257 257 386 560 386 909 0 377-120 685-358 923-157 157-396 308-717 455l-289-289c321-101 574-244 757-427 175-175 262-386 262-634 0-294-96-538-289-731s-496-280-910-262l248 124c111 46 111 97 0 152zM1295 303c-238 55-445 170-620 345-239 239-358 533-358 882 0 211 69 386 207 523 27 28 69 42 124 42s115-32 179-97c211-211 367-776 468-1695z">
            <text:p/>
          </draw:path>
        </draw:g>
      </draw:page>
      <draw:page draw:name="page2" draw:style-name="dp1" draw:master-page-name="標準">
        <draw:path draw:style-name="gr226" draw:text-style-name="P1" draw:layer="layout" svg:width="2.783cm" svg:height="3.169cm" svg:x="2.427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27" draw:text-style-name="P1" draw:layer="layout" svg:width="2.783cm" svg:height="3.169cm" svg:x="2.426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5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28" draw:text-style-name="P1" draw:layer="layout" svg:width="2.783cm" svg:height="3.169cm" svg:x="2.426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29" draw:text-style-name="P1" draw:layer="layout" svg:width="2.783cm" svg:height="3.169cm" svg:x="2.425cm" svg:y="2.023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5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0" draw:text-style-name="P1" draw:layer="layout" svg:width="2.783cm" svg:height="3.169cm" svg:x="2.425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1" draw:text-style-name="P1" draw:layer="layout" svg:width="2.783cm" svg:height="3.169cm" svg:x="2.425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2" draw:text-style-name="P1" draw:layer="layout" svg:width="2.783cm" svg:height="3.169cm" svg:x="2.426cm" svg:y="2.021cm" svg:viewBox="0 0 2784 3170" svg:d="M1544 2866c376-36 629-119 757-248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3" draw:text-style-name="P1" draw:layer="layout" svg:width="2.783cm" svg:height="3.169cm" svg:x="2.426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4" draw:text-style-name="P2" draw:layer="layout" svg:width="2.783cm" svg:height="3.169cm" svg:x="2.426cm" svg:y="2.022cm" svg:viewBox="0 0 2784 3170" svg:d="M1544 2867c376-37 629-120 757-249 102-101 152-243 152-427 0-202-50-353-152-455-119-119-284-188-496-206-147 477-312 813-496 1006l83 179-262 193-69-152c-239 202-441 303-606 303-110 0-212-46-303-137-101-101-152-239-152-414 0-312 106-574 317-785 129-129 262-230 400-304l27-523-579 27-55-303 648-14c9-211 23-413 41-606h262c92 18 101 55 28 110-19 166-32 326-42 483 441-28 818-69 1130-124l56 303c-386 46-786 78-1199 96l-28 441c129-46 308-73 538-82l41-221 262 41c82 19 92 56 27 111l-14 96c285 28 506 120 662 276 175 174 262 399 262 675 0 257-78 464-234 620-166 166-441 280-827 345zM758 1709c-74 37-156 101-248 193-165 165-248 381-248 648 0 73 27 137 83 192 18 19 55 28 110 28 138 0 294-87 468-262-92-275-147-542-165-799zM1034 1571c9 239 55 469 137 689 147-202 253-455 317-758-165 0-317 23-454 69z">
          <text:p/>
        </draw:path>
        <draw:path draw:style-name="gr235" draw:text-style-name="P3" draw:layer="layout" svg:width="3.072cm" svg:height="2.866cm" svg:x="2.385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36" draw:text-style-name="P3" draw:layer="layout" svg:width="3.072cm" svg:height="2.866cm" svg:x="2.385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37" draw:text-style-name="P3" draw:layer="layout" svg:width="3.072cm" svg:height="2.866cm" svg:x="2.384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38" draw:text-style-name="P3" draw:layer="layout" svg:width="3.072cm" svg:height="2.866cm" svg:x="2.384cm" svg:y="5.646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39" draw:text-style-name="P3" draw:layer="layout" svg:width="3.072cm" svg:height="2.866cm" svg:x="2.383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40" draw:text-style-name="P3" draw:layer="layout" svg:width="3.072cm" svg:height="2.866cm" svg:x="2.384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41" draw:text-style-name="P3" draw:layer="layout" svg:width="3.072cm" svg:height="2.866cm" svg:x="2.384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42" draw:text-style-name="P3" draw:layer="layout" svg:width="3.072cm" svg:height="2.866cm" svg:x="2.385cm" svg:y="5.644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43" draw:text-style-name="P2" draw:layer="layout" svg:width="3.072cm" svg:height="2.866cm" svg:x="2.384cm" svg:y="5.645cm" svg:viewBox="0 0 3073 2867" svg:d="M0 2756c266-413 501-951 703-1612-202 27-400 50-593 69l-27-303c165 0 395-14 689-42 82-285 151-574 206-868l290 96c110 46 106 88-14 125-55 192-110 399-165 620 110-19 225-28 344-28 129 0 225 32 290 97 110 110 165 358 165 744 0 533-78 877-234 1033-92 92-198 138-317 138-175 0-349-101-524-303l179-248c147 147 257 220 331 220 46 0 87-18 124-55 101-101 152-381 152-840 0-258-28-414-83-469-28-27-83-41-165-41s-198 9-345 27c-193 680-423 1264-689 1751zM2770 2067c-165-597-404-1043-717-1337l248-179c377 386 634 850 772 1392z">
          <text:p/>
        </draw:path>
        <draw:path draw:style-name="gr244" draw:text-style-name="P4" draw:layer="layout" svg:width="2.342cm" svg:height="3.045cm" svg:x="2.344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45" draw:text-style-name="P4" draw:layer="layout" svg:width="2.342cm" svg:height="3.045cm" svg:x="2.344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46" draw:text-style-name="P4" draw:layer="layout" svg:width="2.342cm" svg:height="3.045cm" svg:x="2.343cm" svg:y="9.117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47" draw:text-style-name="P4" draw:layer="layout" svg:width="2.342cm" svg:height="3.045cm" svg:x="2.342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48" draw:text-style-name="P4" draw:layer="layout" svg:width="2.342cm" svg:height="3.045cm" svg:x="2.342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49" draw:text-style-name="P4" draw:layer="layout" svg:width="2.342cm" svg:height="3.045cm" svg:x="2.342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50" draw:text-style-name="P4" draw:layer="layout" svg:width="2.342cm" svg:height="3.045cm" svg:x="2.343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51" draw:text-style-name="P4" draw:layer="layout" svg:width="2.342cm" svg:height="3.045cm" svg:x="2.344cm" svg:y="9.115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52" draw:text-style-name="P2" draw:layer="layout" svg:width="2.342cm" svg:height="3.045cm" svg:x="2.343cm" svg:y="9.116cm" svg:viewBox="0 0 2343 3046" svg:d="M1199 978c-377 28-749 42-1116 42l-83-276c450 0 813-9 1089-27-92-258-156-496-193-717h303c83 18 92 55 28 110 36 175 91 368 165 579 321-27 597-69 827-124l69 303c-267 37-529 65-786 83 184 349 464 652 841 909l-207 249c-340-157-675-235-1006-235-303 0-514 60-634 179-55 56-83 134-83 235 0 92 42 179 124 262 129 128 432 192 910 192h482l-69 304h-523c-478 0-813-97-1006-290-138-138-207-294-207-468s51-313 152-414c165-165 422-248 771-248s552 19 607 55c-221-275-372-510-455-703z">
          <text:p/>
        </draw:path>
        <draw:path draw:style-name="gr253" draw:text-style-name="P5" draw:layer="layout" svg:width="2.838cm" svg:height="2.934cm" svg:x="2.33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4" draw:text-style-name="P5" draw:layer="layout" svg:width="2.838cm" svg:height="2.934cm" svg:x="2.33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5" draw:text-style-name="P5" draw:layer="layout" svg:width="2.838cm" svg:height="2.934cm" svg:x="2.329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6" draw:text-style-name="P5" draw:layer="layout" svg:width="2.838cm" svg:height="2.934cm" svg:x="2.328cm" svg:y="12.67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7" draw:text-style-name="P5" draw:layer="layout" svg:width="2.838cm" svg:height="2.934cm" svg:x="2.328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8" draw:text-style-name="P5" draw:layer="layout" svg:width="2.838cm" svg:height="2.934cm" svg:x="2.328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59" draw:text-style-name="P5" draw:layer="layout" svg:width="2.838cm" svg:height="2.934cm" svg:x="2.329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60" draw:text-style-name="P5" draw:layer="layout" svg:width="2.838cm" svg:height="2.934cm" svg:x="2.33cm" svg:y="12.668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61" draw:text-style-name="P2" draw:layer="layout" svg:width="2.838cm" svg:height="2.934cm" svg:x="2.329cm" svg:y="12.669cm" svg:viewBox="0 0 2839 2935" svg:d="M2839 2605v303h-606c-350 0-680-83-993-248l124-248c239 128 529 193 869 193zM937 992c-138 818-308 1466-510 1943l-303-96c248-579 423-1185 524-1819-221 18-418 27-593 27l-55-275c257 0 487-9 689-28 37-285 69-533 97-744l275 55c101 28 110 64 28 110-28 111-65 294-111 552 212-28 405-65 579-111l55 276c-238 46-464 83-675 110zM2770 1461c-533 18-951 92-1254 220l-83-275c395-157 823-235 1282-235z">
          <text:p/>
        </draw:path>
        <draw:path draw:style-name="gr262" draw:text-style-name="P6" draw:layer="layout" svg:width="2.866cm" svg:height="3.086cm" svg:x="2.303cm" svg:y="16.14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3" draw:text-style-name="P6" draw:layer="layout" svg:width="2.866cm" svg:height="3.086cm" svg:x="2.302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4" draw:text-style-name="P6" draw:layer="layout" svg:width="2.866cm" svg:height="3.086cm" svg:x="2.302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5" draw:text-style-name="P6" draw:layer="layout" svg:width="2.866cm" svg:height="3.086cm" svg:x="2.301cm" svg:y="16.141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6" draw:text-style-name="P6" draw:layer="layout" svg:width="2.865cm" svg:height="3.086cm" svg:x="2.3cm" svg:y="16.14cm" svg:viewBox="0 0 2866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3 331l-124 290c-385-166-689-281-909-345zM1847 2384c-111-37-235-55-372-55-147 0-248 28-304 83-46 46-68 101-68 165s18 115 55 152c55 55 151 82 289 82 129 0 221-27 276-82 82-83 124-198 124-345z">
          <text:p/>
        </draw:path>
        <draw:path draw:style-name="gr267" draw:text-style-name="P6" draw:layer="layout" svg:width="2.866cm" svg:height="3.086cm" svg:x="2.301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8" draw:text-style-name="P6" draw:layer="layout" svg:width="2.866cm" svg:height="3.086cm" svg:x="2.302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69" draw:text-style-name="P6" draw:layer="layout" svg:width="2.866cm" svg:height="3.086cm" svg:x="2.302cm" svg:y="16.139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8 46-165 101-385 165-661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path draw:style-name="gr270" draw:text-style-name="P2" draw:layer="layout" svg:width="2.866cm" svg:height="3.086cm" svg:x="2.302cm" svg:y="16.14cm" svg:viewBox="0 0 2867 3087" svg:d="M2095 1282c101 18 110 55 27 110v799c230 74 469 175 717 303l-165 262c-203-119-386-206-552-262-27 193-87 336-179 428-110 110-262 165-455 165-257 0-436-51-537-152-92-91-138-211-138-358 0-119 46-225 138-317 119-119 294-179 524-179 156 0 280 14 372 41v-840zM620 951c-147 18-331 27-551 27l-41-289c229 0 459-9 689-27 46-166 101-386 165-662l248 83c92 36 92 73 0 110l-124 441c156-18 317-51 482-97l69 290c-257 55-468 87-634 96-147 469-363 979-647 1530l-276-138c285-505 492-960 620-1364zM1943 537c257 83 565 193 924 331l-125 290c-385-166-689-281-909-345zM1847 2384c-111-37-235-55-372-55-147 0-248 28-304 83-46 46-68 101-68 165s18 115 55 152c55 55 151 82 289 82 129 0 221-27 276-82 82-83 124-198 124-345z">
          <text:p/>
        </draw:path>
        <draw:line draw:style-name="gr271" draw:text-style-name="P7" draw:layer="layout" svg:x1="1.3cm" svg:y1="5.3cm" svg:x2="28.5cm" svg:y2="5.3cm">
          <text:p/>
        </draw:line>
        <draw:line draw:style-name="gr271" draw:text-style-name="P7" draw:layer="layout" svg:x1="1.3cm" svg:y1="8.8cm" svg:x2="28.5cm" svg:y2="8.8cm">
          <text:p/>
        </draw:line>
        <draw:line draw:style-name="gr271" draw:text-style-name="P7" draw:layer="layout" svg:x1="1.3cm" svg:y1="12.4cm" svg:x2="28.5cm" svg:y2="12.4cm">
          <text:p/>
        </draw:line>
        <draw:line draw:style-name="gr271" draw:text-style-name="P7" draw:layer="layout" svg:x1="1.3cm" svg:y1="15.9cm" svg:x2="28.5cm" svg:y2="15.9cm">
          <text:p/>
        </draw:line>
        <draw:line draw:style-name="gr271" draw:text-style-name="P7" draw:layer="layout" svg:x1="6.4cm" svg:y1="1cm" svg:x2="6.4cm" svg:y2="19.9cm">
          <text:p/>
        </draw:line>
        <draw:line draw:style-name="gr271" draw:text-style-name="P7" draw:layer="layout" svg:x1="11.4cm" svg:y1="1cm" svg:x2="11.4cm" svg:y2="19.9cm">
          <text:p/>
        </draw:line>
        <draw:line draw:style-name="gr271" draw:text-style-name="P7" draw:layer="layout" svg:x1="16.7cm" svg:y1="1cm" svg:x2="16.7cm" svg:y2="19.9cm">
          <text:p/>
        </draw:line>
        <draw:line draw:style-name="gr271" draw:text-style-name="P7" draw:layer="layout" svg:x1="21.7cm" svg:y1="1cm" svg:x2="21.7cm" svg:y2="19.9cm">
          <text:p/>
        </draw:line>
      </draw:page>
      <draw:page draw:name="page3" draw:style-name="dp1" draw:master-page-name="標準">
        <draw:path draw:style-name="gr272" draw:text-style-name="P8" draw:layer="layout" svg:width="2.934cm" svg:height="2.866cm" svg:x="3.151cm" svg:y="2.241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4cm" svg:y="2.42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8cm" svg:y="2.282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5cm" svg:y="2.958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8cm" svg:y="2.3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5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3cm" svg:y="2.421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8cm" svg:y="2.283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5cm" svg:y="2.958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7cm" svg:y="2.31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5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3cm" svg:y="2.421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7cm" svg:y="2.284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4cm" svg:y="2.959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7cm" svg:y="2.31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49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2cm" svg:y="2.421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6cm" svg:y="2.283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3cm" svg:y="2.958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6cm" svg:y="2.31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49cm" svg:y="2.241cm" svg:viewBox="0 0 2935 2867" svg:d="M2136 951c18 349 18 698 0 1047 276 101 542 244 799 428l-165 261c-193-147-404-275-634-386 0 166-50 299-152 400-110 110-271 165-482 166-211-1-372-56-482-166-92-92-138-211-138-358 0-129 37-230 110-303 110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1cm" svg:y="2.42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6cm" svg:y="2.282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3cm" svg:y="2.958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6cm" svg:y="2.3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49cm" svg:y="2.24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2cm" svg:y="2.419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6cm" svg:y="2.282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3cm" svg:y="2.957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6cm" svg:y="2.309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5cm" svg:x="3.15cm" svg:y="2.24cm" svg:viewBox="0 0 2935 2866" svg:d="M2136 951c18 349 18 698 0 1047 276 101 542 244 799 427l-165 262c-193-147-404-275-634-386 0 166-50 299-151 400-111 110-272 165-483 165s-372-55-482-165c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3cm" svg:y="2.419cm" svg:viewBox="0 0 2963 2742" svg:d="M1199 276c-74 18-129 55-165 110-340 505-510 942-510 1309 0 248 69 441 206 579 101 101 262 151 483 151 202 0 358-55 468-165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7cm" svg:y="2.281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5c-257-395-487-689-689-881l248-180c294 276 528 565 703 869z">
          <text:p/>
        </draw:path>
        <draw:path draw:style-name="gr272" draw:text-style-name="P8" draw:layer="layout" svg:width="3.182cm" svg:height="1.584cm" svg:x="16.594cm" svg:y="2.957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7cm" svg:y="2.309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2" draw:text-style-name="P8" draw:layer="layout" svg:width="2.934cm" svg:height="2.866cm" svg:x="3.15cm" svg:y="2.24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62cm" svg:height="2.741cm" svg:x="7.573cm" svg:y="2.419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2" draw:text-style-name="P8" draw:layer="layout" svg:width="3.224cm" svg:height="2.907cm" svg:x="12.008cm" svg:y="2.282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2" draw:text-style-name="P8" draw:layer="layout" svg:width="3.182cm" svg:height="1.584cm" svg:x="16.595cm" svg:y="2.957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2" draw:text-style-name="P8" draw:layer="layout" svg:width="2.907cm" svg:height="2.797cm" svg:x="21.417cm" svg:y="2.309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3" draw:text-style-name="P9" draw:layer="layout" svg:width="2.934cm" svg:height="2.866cm" svg:x="3.15cm" svg:y="2.241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3" draw:text-style-name="P9" draw:layer="layout" svg:width="2.962cm" svg:height="2.741cm" svg:x="7.573cm" svg:y="2.42cm" svg:viewBox="0 0 2963 2742" svg:d="M1199 276c-74 18-129 55-165 110-340 505-510 942-510 1309 0 248 69 441 206 579 101 101 262 152 483 152 202 0 358-56 468-166 175-174 262-519 262-1033 0-441-32-800-96-1075l344-42c9 221 55 446 138 676 110 294 322 615 634 964l-248 248c-156-193-326-473-510-840 9 82 14 170 14 261 0 506-101 860-303 1062-175 174-418 261-731 261-294 0-523-82-689-248-184-183-275-422-275-716 0-414 156-868 468-1365-211 56-418 106-620 152l-69-331c432-36 772-115 1020-234z">
          <text:p/>
        </draw:path>
        <draw:path draw:style-name="gr273" draw:text-style-name="P9" draw:layer="layout" svg:width="3.224cm" svg:height="2.907cm" svg:x="12.007cm" svg:y="2.282cm" svg:viewBox="0 0 3225 2908" svg:d="M965 2398c229 110 409 165 537 165 110 0 188-23 234-69 56-55 83-151 83-289 0-147-41-262-124-345-110-110-234-197-372-261-220-101-354-175-400-221s-69-110-69-193 42-202 124-358l345 138c-74 101-110 170-110 206 0 28 50 65 151 111 285 128 478 243 579 344 147 147 221 340 221 579s-60 418-179 537c-111 111-272 166-483 166-184 0-395-60-634-179zM1047 1902c-349 285-620 528-813 730l-234-234c248-239 510-473 786-703zM1874 675c-441-156-753-289-937-399l166-276c294 156 601 280 923 372zM2963 2426c-257-396-487-690-689-882l248-180c294 276 528 565 703 869z">
          <text:p/>
        </draw:path>
        <draw:path draw:style-name="gr273" draw:text-style-name="P9" draw:layer="layout" svg:width="3.182cm" svg:height="1.584cm" svg:x="16.594cm" svg:y="2.958cm" svg:viewBox="0 0 3183 1585" svg:d="M2867 1585c-515-377-988-758-1420-1144-55-46-110-69-165-69s-101 18-138 55c-423 377-712 630-868 758l-276-275c248-147 574-409 978-786 92-83 184-124 276-124 120 0 230 41 331 124 698 579 1231 960 1598 1144z">
          <text:p/>
        </draw:path>
        <draw:path draw:style-name="gr273" draw:text-style-name="P9" draw:layer="layout" svg:width="2.907cm" svg:height="2.797cm" svg:x="21.417cm" svg:y="2.31cm" svg:viewBox="0 0 2908 2798" svg:d="M2109 1227c18 229 22 463 13 702 285 129 547 271 786 428l-166 261c-321-211-532-339-633-385 0 174-42 303-124 385-120 120-290 180-510 180-221 0-382-51-483-152-92-92-138-207-138-345 0-128 51-243 152-344s253-152 455-152c147 0 271 14 372 42 9-202 5-405-14-607l-992 42v-290l978-41c-9-184-23-354-41-510l-882 41v-289l1792-83v290l-621 27c19 147 33 317 42 510l730-41v289zM1819 2122c-101-46-220-69-358-69-129 0-216 23-262 69-55 55-83 115-83 179s19 115 55 152c56 55 143 83 262 83 138 0 239-32 303-97s92-170 83-317zM455 179c-110 404-166 928-166 1571 0 349 28 657 83 924l-317 55c-37-258-55-575-55-951 0-607 46-1199 138-1778l303 69c110 27 115 64 14 110z">
          <text:p/>
        </draw:path>
        <draw:path draw:style-name="gr274" draw:text-style-name="P10" draw:layer="layout" svg:width="2.7cm" svg:height="3.017cm" svg:x="2.958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6cm" svg:y="5.891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3cm" svg:y="5.684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51cm" svg:y="5.712cm" svg:viewBox="0 0 2908 2908" svg:d="M1792 620c339 19 611 129 813 331s303 473 303 813c0 312-92 560-276 744-165 166-395 299-689 400l-179-262c303-101 519-216 648-345 138-137 206-321 206-551 0-257-68-455-206-592-175-175-400-271-676-290-101 386-252 781-454 1185l261 304-220 165-193-221c-73 120-152 221-234 304-120 119-239 179-359 179-128 0-248-55-358-166-119-119-179-289-179-509 0-331 179-680 537-1048-64-275-110-537-137-785h261c83 18 92 55 28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1 648 157-303 272-611 345-923z">
          <text:p/>
        </draw:path>
        <draw:path draw:style-name="gr274" draw:text-style-name="P10" draw:layer="layout" svg:width="2.425cm" svg:height="3.1cm" svg:x="20.844cm" svg:y="5.616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7cm" svg:y="5.685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6cm" svg:y="5.892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3cm" svg:y="5.685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51cm" svg:y="5.713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4" draw:text-style-name="P10" draw:layer="layout" svg:width="2.425cm" svg:height="3.1cm" svg:x="20.843cm" svg:y="5.616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7cm" svg:y="5.686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5cm" svg:y="5.892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2cm" svg:y="5.686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5cm" svg:y="5.713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4" draw:text-style-name="P10" draw:layer="layout" svg:width="2.425cm" svg:height="3.1cm" svg:x="20.843cm" svg:y="5.617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6cm" svg:y="5.685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4cm" svg:y="5.892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2cm" svg:y="5.685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49cm" svg:y="5.713cm" svg:viewBox="0 0 2908 2908" svg:d="M1792 620c339 19 611 129 813 331s303 473 303 813c0 312-92 560-276 744-165 166-395 299-689 400l-179-262c303-101 519-216 648-345 138-137 206-321 206-551 0-257-68-455-206-592-175-175-400-271-676-290-101 386-252 781-454 1185l261 304-220 165-193-221c-73 120-152 221-234 304-120 119-239 179-359 179-128 0-248-55-358-166-119-119-179-289-179-509 0-331 179-680 537-1048-64-275-110-537-137-785h261c83 18 92 55 28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1 648 157-303 272-611 345-923z">
          <text:p/>
        </draw:path>
        <draw:path draw:style-name="gr274" draw:text-style-name="P10" draw:layer="layout" svg:width="2.425cm" svg:height="3.1cm" svg:x="20.842cm" svg:y="5.616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6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8c102 18 111 55 28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4cm" svg:y="5.891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1cm" svg:y="5.684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49cm" svg:y="5.712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4" draw:text-style-name="P10" draw:layer="layout" svg:width="2.425cm" svg:height="3.1cm" svg:x="20.842cm" svg:y="5.616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6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4cm" svg:y="5.89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2cm" svg:y="5.684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49cm" svg:y="5.711cm" svg:viewBox="0 0 2908 2908" svg:d="M1792 620c339 19 611 129 813 331s303 473 303 813c0 312-92 560-276 744-165 166-395 299-689 400l-179-262c303-101 519-216 648-345 138-137 206-321 206-551 0-257-68-455-206-592-175-175-400-271-676-290-101 386-252 781-454 1185l261 304-220 165-193-221c-73 120-152 221-234 304-120 119-239 179-359 179-128 0-248-55-358-166-119-119-179-289-179-509 0-331 179-680 537-1048-64-275-110-537-137-785h261c83 18 92 55 28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1 648 157-303 272-611 345-923z">
          <text:p/>
        </draw:path>
        <draw:path draw:style-name="gr274" draw:text-style-name="P10" draw:layer="layout" svg:width="2.425cm" svg:height="3.1cm" svg:x="20.842cm" svg:y="5.615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7cm" svg:y="5.683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5cm" svg:y="5.89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2cm" svg:y="5.683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5cm" svg:y="5.711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4" draw:text-style-name="P10" draw:layer="layout" svg:width="2.425cm" svg:height="3.1cm" svg:x="20.843cm" svg:y="5.614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4" draw:text-style-name="P10" draw:layer="layout" svg:width="2.7cm" svg:height="3.017cm" svg:x="2.957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3.182cm" svg:height="2.783cm" svg:x="7.146cm" svg:y="5.89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4" draw:text-style-name="P10" draw:layer="layout" svg:width="3.031cm" svg:height="3.003cm" svg:x="11.803cm" svg:y="5.684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4" draw:text-style-name="P10" draw:layer="layout" svg:width="2.907cm" svg:height="2.907cm" svg:x="16.351cm" svg:y="5.711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4" draw:text-style-name="P10" draw:layer="layout" svg:width="2.425cm" svg:height="3.1cm" svg:x="20.843cm" svg:y="5.615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5" draw:text-style-name="P9" draw:layer="layout" svg:width="2.7cm" svg:height="3.017cm" svg:x="2.957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5" draw:text-style-name="P9" draw:layer="layout" svg:width="3.182cm" svg:height="2.783cm" svg:x="7.145cm" svg:y="5.891cm" svg:viewBox="0 0 3183 2784" svg:d="M2522 1723c-92 413-271 767-537 1061l-290-166c285-266 473-597 565-992-321-119-648-202-978-248-248 533-414 841-496 923-111 111-239 166-386 166-111 0-202-37-276-110-83-83-124-207-124-372 0-193 92-382 276-566 202-202 473-303 813-303 110-285 211-551 303-799-257 64-515 124-772 179l-124-275c303-37 593-88 868-152l166-69 234 179c92 55 87 97-14 124-119 212-248 487-386 827 294 37 607 110 937 221 19-221 23-492 14-814l262 56c101 18 110 55 28 110 0 303-10 551-28 744 175 64 377 156 606 276l-137 275c-193-110-368-202-524-275zM992 1378c-211 0-381 64-510 193-147 147-220 285-220 414 0 55 18 101 55 137 28 28 69 42 124 42 83 0 156-51 221-152 55-83 165-294 330-634z">
          <text:p/>
        </draw:path>
        <draw:path draw:style-name="gr275" draw:text-style-name="P9" draw:layer="layout" svg:width="3.031cm" svg:height="3.003cm" svg:x="11.802cm" svg:y="5.684cm" svg:viewBox="0 0 3032 3004" svg:d="M634 2384c-74 37-138 55-193 55-110 0-207-41-289-124-101-101-152-243-152-427 0-220 60-390 179-510 101-101 230-151 386-151 83 0 156 13 221 41v-400l-690 69-55-289 745-55v-593h261c74 28 78 60 14 96v469l620-55 42 276-662 55v634c37 55 55 114 55 179 0 174-69 349-206 523l27 359c9 138 120 206 331 206h703c193 0 289-91 289-275v-538l276 56v537c0 322-170 482-510 482h-758c-368 0-570-133-606-399zM2853 1461c-285-276-542-492-772-648l165-248c331 230 593 446 786 648zM565 1461c-83 0-152 27-207 83-64 64-96 179-96 344 0 110 27 193 83 248 27 28 68 41 124 41 73 0 137-27 193-82 91-92 137-202 137-331 0-119-13-193-41-220-55-56-119-83-193-83z">
          <text:p/>
        </draw:path>
        <draw:path draw:style-name="gr275" draw:text-style-name="P9" draw:layer="layout" svg:width="2.907cm" svg:height="2.907cm" svg:x="16.35cm" svg:y="5.712cm" svg:viewBox="0 0 2908 2908" svg:d="M1792 620c339 19 611 129 813 331s303 473 303 813c0 312-92 560-276 744-165 166-395 299-689 400l-179-262c303-101 519-216 648-345 138-137 206-321 206-551 0-257-68-455-206-592-175-175-400-271-676-290-101 386-252 781-454 1185l262 304-221 165-193-221c-73 120-152 221-234 304-120 119-239 179-359 179-128 0-248-55-358-166-119-119-179-289-179-509 0-331 179-680 537-1048-64-275-110-537-137-785h262c82 18 91 55 27 110 18 202 46 372 83 510 239-147 482-239 730-276 37-138 74-344 110-620l276 69c92 37 92 73 0 110zM937 2081c-119-193-225-432-317-717-230 276-344 533-344 772 0 129 36 230 110 303 46 46 96 69 151 69 46 0 102-32 166-96 55-55 133-166 234-331zM1447 896c-220 37-423 128-606 275 92 313 179 529 262 648 156-303 271-611 344-923z">
          <text:p/>
        </draw:path>
        <draw:path draw:style-name="gr275" draw:text-style-name="P9" draw:layer="layout" svg:width="2.425cm" svg:height="3.1cm" svg:x="20.843cm" svg:y="5.616cm" svg:viewBox="0 0 2426 3101" svg:d="M965 2191c-19 202 23 354 124 455s243 152 427 152c239 0 400-42 482-124s124-221 124-414c0-138-27-303-82-496l289-41c64 257 97 431 97 523 0 285-69 496-207 634-147 147-386 221-717 221-266 0-478-78-634-234-147-147-211-350-193-607l28-413h-703v-262h744l55-538h-647v-261h689l69-786 303 41c101 28 110 65 27 111l-110 634h538v261h-579l-55 538h661v262h-703z">
          <text:p/>
        </draw:path>
        <draw:path draw:style-name="gr276" draw:text-style-name="P11" draw:layer="layout" svg:width="3.058cm" svg:height="2.907cm" svg:x="3.013cm" svg:y="9.293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6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7cm" svg:y="9.169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5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6cm" svg:y="9.321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3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9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7cm" svg:y="9.17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4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5cm" svg:y="9.321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2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9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6cm" svg:y="9.17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4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5cm" svg:y="9.322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1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8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5cm" svg:y="9.17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3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4cm" svg:y="9.321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1cm" svg:y="9.293cm" svg:viewBox="0 0 3059 2908" svg:d="M744 978c-46-202-87-482-124-840h290c91 18 101 55 27 110 0 147 28 358 83 634l689-248 27-634h262c101 18 111 55 28 110l-42 469c83-19 166-28 249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8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5cm" svg:y="9.169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3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4cm" svg:y="9.321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1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8cm" svg:y="9.26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5cm" svg:y="9.168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3cm" svg:y="9.26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4cm" svg:y="9.32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2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9cm" svg:y="9.264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6cm" svg:y="9.168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4cm" svg:y="9.264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5cm" svg:y="9.32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6" draw:text-style-name="P11" draw:layer="layout" svg:width="3.058cm" svg:height="2.907cm" svg:x="3.013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114cm" svg:height="2.921cm" svg:x="7.559cm" svg:y="9.26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826cm" svg:height="3.114cm" svg:x="12.187cm" svg:y="9.168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6" draw:text-style-name="P11" draw:layer="layout" svg:width="3.114cm" svg:height="2.921cm" svg:x="16.694cm" svg:y="9.26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2.562cm" svg:height="2.866cm" svg:x="21.365cm" svg:y="9.32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7" draw:text-style-name="P9" draw:layer="layout" svg:width="3.058cm" svg:height="2.907cm" svg:x="3.012cm" svg:y="9.293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7" draw:text-style-name="P9" draw:layer="layout" svg:width="3.114cm" svg:height="2.921cm" svg:x="7.559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7" draw:text-style-name="P9" draw:layer="layout" svg:width="2.826cm" svg:height="3.114cm" svg:x="12.186cm" svg:y="9.169cm" svg:viewBox="0 0 2827 3115" svg:d="M1793 510c349 0 611 87 786 262 165 165 248 413 248 744 0 303-78 533-235 689-165 165-450 248-854 248-64 221-175 441-331 662l-317-111c193-248 313-450 359-606-249-92-446-285-593-579l220-193c111 239 258 404 441 496 28-147 42-266 42-358v-551c-19-230-28-363-28-400-239 64-450 188-634 372-367 368-551 721-551 1061 0 111 18 239 55 386l-303 69c-147-753-129-1520 55-2301l276 82c101 37 101 74 0 111-83 266-129 601-138 1006 110-221 239-405 386-552 266-266 546-431 840-496l-27-551h262c82 18 92 55 27 110zM1834 1778c0 138-13 275-41 413 267 0 464-64 593-193 101-101 151-266 151-496 0-239-69-427-206-565-111-110-281-165-510-165 9 110 13 248 13 413z">
          <text:p/>
        </draw:path>
        <draw:path draw:style-name="gr277" draw:text-style-name="P9" draw:layer="layout" svg:width="3.114cm" svg:height="2.921cm" svg:x="16.694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7" draw:text-style-name="P9" draw:layer="layout" svg:width="2.562cm" svg:height="2.866cm" svg:x="21.365cm" svg:y="9.321cm" svg:viewBox="0 0 2563 2867" svg:d="M2426 2605c-423-239-763-391-1020-455-9 239-65 409-166 510-137 138-335 206-592 207-221-1-386-56-496-166-101-101-152-220-152-358s60-267 179-386c110-110 294-165 551-165 166 0 299 9 400 27-27-496-64-1102-110-1819h275c83 18 92 55 28 110 0 147 9 372 28 676 248 9 597-19 1047-83v289c-322 46-662 74-1020 83 19 276 28 537 28 785 349 83 735 235 1157 455zM1116 2081c-138-28-262-41-372-41-184 0-312 36-386 110-64 64-96 129-96 193s23 119 69 165c64 64 174 97 331 97 146 0 252-33 316-97 92-92 138-234 138-427z">
          <text:p/>
        </draw:path>
        <draw:path draw:style-name="gr278" draw:text-style-name="P12" draw:layer="layout" svg:width="2.218cm" svg:height="2.934cm" svg:x="3.082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7cm" svg:y="12.805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6cm" svg:y="12.75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4cm" svg:y="12.709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4cm" svg:y="12.847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2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6cm" svg:y="12.806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6cm" svg:y="12.751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4cm" svg:y="12.71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3cm" svg:y="12.847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1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5cm" svg:y="12.806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59cm" svg:y="12.751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3cm" svg:y="12.71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3cm" svg:y="12.848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5cm" svg:y="12.806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58cm" svg:y="12.751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2cm" svg:y="12.71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2cm" svg:y="12.847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5 551-183 184-532 275-1047 275h-248zM413 0c258 64 607 175 1048 331l-138 275c-331-137-675-257-1034-358z">
          <text:p/>
        </draw:path>
        <draw:path draw:style-name="gr278" draw:text-style-name="P12" draw:layer="layout" svg:width="1.791cm" svg:height="3.017cm" svg:x="7.074cm" svg:y="12.805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58cm" svg:y="12.75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2cm" svg:y="12.709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2cm" svg:y="12.847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5cm" svg:y="12.805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58cm" svg:y="12.749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2cm" svg:y="12.708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2cm" svg:y="12.846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1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5cm" svg:y="12.804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59cm" svg:y="12.749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3cm" svg:y="12.708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3cm" svg:y="12.846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8" draw:text-style-name="P12" draw:layer="layout" svg:width="2.218cm" svg:height="2.934cm" svg:x="3.082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1.791cm" svg:height="3.017cm" svg:x="7.076cm" svg:y="12.805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8" draw:text-style-name="P12" draw:layer="layout" svg:width="2.576cm" svg:height="3.017cm" svg:x="10.56cm" svg:y="12.749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8" draw:text-style-name="P12" draw:layer="layout" svg:width="3.251cm" svg:height="3.045cm" svg:x="14.624cm" svg:y="12.708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8" draw:text-style-name="P12" draw:layer="layout" svg:width="2.507cm" svg:height="2.852cm" svg:x="19.293cm" svg:y="12.846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79" draw:text-style-name="P9" draw:layer="layout" svg:width="2.218cm" svg:height="2.934cm" svg:x="3.081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9" draw:text-style-name="P9" draw:layer="layout" svg:width="1.791cm" svg:height="3.017cm" svg:x="7.075cm" svg:y="12.805cm" svg:viewBox="0 0 1792 3018" svg:d="M1488 1447c0-625-18-1107-55-1447h276c101 9 110 46 27 110 28 294 42 744 42 1351 0 689-326 1208-979 1557l-234-234c616-294 923-740 923-1337zM551 1902c-82 64-174 96-275 96-65 0-124-27-180-82-64-65-96-340-96-827 0-368 18-703 55-1006h303c74 27 74 59 0 96-46 221-69 524-69 910 0 395 19 592 56 592 27 0 64-18 110-55 64-55 170-179 317-372l206 207c-156 193-298 340-427 441z">
          <text:p/>
        </draw:path>
        <draw:path draw:style-name="gr279" draw:text-style-name="P9" draw:layer="layout" svg:width="2.576cm" svg:height="3.017cm" svg:x="10.559cm" svg:y="12.75cm" svg:viewBox="0 0 2577 3018" svg:d="M1750 2715c147-18 271-78 372-179 111-110 166-257 166-441 0-202-60-363-179-483s-308-179-565-179c-304 0-538 60-703 179-157 111-359 308-607 593l-234-207c662-661 1162-1212 1502-1653-303 36-606 68-909 96l-97-317c450 0 850-23 1199-69l124-55 152 152c101 91 78 151-69 179-276 312-551 620-827 923 193-46 354-69 482-69 349 0 607 83 772 248s248 377 248 634c0 267-73 473-220 620-221 221-501 331-841 331-322 0-556-73-703-220-119-120-179-262-179-428 0-110 41-206 124-289 92-92 198-138 317-138 165 0 303 55 413 166 129 128 216 330 262 606zM1475 2756c-28-239-83-399-166-482-64-64-128-97-193-97-73 0-128 19-165 56-46 46-69 96-69 151 0 83 37 161 110 234 92 92 212 138 359 138 36 0 78 0 124 0z">
          <text:p/>
        </draw:path>
        <draw:path draw:style-name="gr279" draw:text-style-name="P9" draw:layer="layout" svg:width="3.251cm" svg:height="3.045cm" svg:x="14.623cm" svg:y="12.709cm" svg:viewBox="0 0 3252 3046" svg:d="M2164 1254c9-174-42-262-152-262-156 0-459 225-909 676v1378h-276v-1130l-606 758-221-221 551-648c101-128 193-261 276-399v-331l-606 207-83-290 689-179v-813h248c83 18 92 55 28 110v620l151 83c83 37 74 78-27 124l-124 262v96c431-404 757-606 978-606 276 0 400 184 372 551l-69 1061c-9 147 46 221 166 221s206-32 261-96c83-102 152-221 207-359l234 193c-91 175-179 303-261 386-120 119-258 179-414 179-340 0-501-174-482-524z">
          <text:p/>
        </draw:path>
        <draw:path draw:style-name="gr279" draw:text-style-name="P9" draw:layer="layout" svg:width="2.507cm" svg:height="2.852cm" svg:x="19.293cm" svg:y="12.847cm" svg:viewBox="0 0 2508 2853" svg:d="M772 2563c689 9 1121-73 1295-248 101-101 152-229 152-386 0-174-46-307-138-399-101-101-271-152-510-152-560 0-1006 244-1337 731l-234-235c597-588 1029-1102 1295-1543-303 46-606 87-909 124l-97-317c331 0 731-32 1199-97l97-41 165 152c83 82 69 133-41 151-248 322-492 634-731 937 267-73 483-110 648-110 294 0 519 78 675 234 138 138 207 326 207 565s-73 432-220 579c-221 221-680 336-1378 345z">
          <text:p/>
        </draw:path>
        <draw:path draw:style-name="gr280" draw:text-style-name="P13" draw:layer="layout" svg:width="3.114cm" svg:height="3.155cm" svg:x="2.93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6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6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2cm" svg:y="16.318cm" svg:viewBox="0 0 3115 2922" svg:d="M1020 2329c179-124 358-248 537-372 175 124 349 248 524 372-60-207-119-413-179-620 174-120 349-239 523-358-220 0-441 0-661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4cm" svg:y="16.221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9cm" svg:y="16.331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3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3cm" svg:y="16.222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9cm" svg:y="16.332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29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3cm" svg:y="16.222cm" svg:viewBox="0 0 2674 3128" svg:d="M937 1240c110-36 216-55 317-55 120 0 216 37 290 110 55 56 87 157 96 304 276-101 588-207 937-317l97 330c-359 56-694 143-1006 262v607h-276v-497c-276 129-455 235-538 317-101 102-151 203-151 304 0 55 27 110 83 165 64 64 188 96 372 96h1157v262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89cm" svg:y="16.332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28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8cm" svg:viewBox="0 0 3115 2922" svg:d="M1020 2329c179-124 358-248 537-372 175 124 349 248 524 372-60-207-119-413-179-620 174-120 349-239 523-358-220 0-441 0-661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2cm" svg:y="16.222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89cm" svg:y="16.332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28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6 523l-137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1cm" svg:y="16.221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88cm" svg:y="16.331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28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7cm" svg:viewBox="0 0 3115 2922" svg:d="M1020 2329c179-124 358-248 537-372 175 124 349 248 524 372-60-207-119-413-179-620 174-120 349-239 523-358-220 0-441 0-661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2cm" svg:y="16.22cm" svg:viewBox="0 0 2674 3128" svg:d="M937 1240c110-36 216-55 317-55 120 0 216 37 290 110 55 56 87 157 96 304 276-101 588-207 937-317l97 330c-359 56-694 143-1006 262v607h-276v-497c-276 129-455 235-538 317-101 102-151 203-151 304 0 55 27 110 83 165 64 64 188 96 372 96h1157v262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89cm" svg:y="16.331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29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3cm" svg:y="16.22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89cm" svg:y="16.33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0" draw:text-style-name="P13" draw:layer="layout" svg:width="3.114cm" svg:height="3.155cm" svg:x="2.93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2.673cm" svg:height="3.127cm" svg:x="18.083cm" svg:y="16.22cm" svg:viewBox="0 0 2674 3128" svg:d="M937 1240c110-36 216-55 317-55 120 0 216 37 290 110 55 56 87 157 96 304 276-101 588-207 937-317l97 330c-359 56-694 143-1006 262v607h-276v-497c-276 129-455 235-538 317-101 102-151 203-151 304 0 55 27 110 83 165 64 64 188 96 372 96h1157v262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0" draw:text-style-name="P13" draw:layer="layout" svg:width="3.045cm" svg:height="2.838cm" svg:x="22.19cm" svg:y="16.331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  <draw:path draw:style-name="gr281" draw:text-style-name="P9" draw:layer="layout" svg:width="3.114cm" svg:height="3.155cm" svg:x="2.929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1" draw:text-style-name="P9" draw:layer="layout" svg:width="3.114cm" svg:height="2.921cm" svg:x="7.559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3.114cm" svg:height="2.921cm" svg:x="11.085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3.114cm" svg:height="2.921cm" svg:x="14.61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2.673cm" svg:height="3.127cm" svg:x="18.083cm" svg:y="16.221cm" svg:viewBox="0 0 2674 3128" svg:d="M937 1240c110-36 216-55 317-55 120 0 216 37 290 110 55 56 87 157 96 304 276-101 588-207 937-317l97 330c-359 56-694 143-1006 262v607h-276v-496c-276 128-455 234-538 316-101 102-151 203-151 304 0 55 27 110 83 165 64 64 188 96 372 97h1157v261h-1171c-294 0-501-59-620-179-92-92-138-207-138-344 0-147 60-281 179-400 184-184 455-349 813-496-9-110-32-184-69-221s-115-55-234-55c-184 0-464 166-841 496l-234-234c432-266 726-560 882-882-257 18-515 37-772 55l-55-275c331-10 643-23 937-42 46-110 101-294 166-551l261 69c92 37 92 73 0 110-36 120-78 239-124 358 331-27 648-64 951-110l42 290c-359 27-717 55-1075 82-92 184-184 331-276 441z">
          <text:p/>
        </draw:path>
        <draw:path draw:style-name="gr281" draw:text-style-name="P9" draw:layer="layout" svg:width="3.045cm" svg:height="2.838cm" svg:x="22.189cm" svg:y="16.331cm" svg:viewBox="0 0 3046 2839" svg:d="M1406 1792c-19-111-83-166-193-166-230 0-427 138-593 414-101 165-202 376-303 634l-317-166c377-588 827-1424 1351-2508l303 165c64 65 50 101-42 111-193 284-422 675-689 1171 157-64 294-96 414-96 110 0 197 32 262 96s105 193 124 386l82 524c19 119 92 179 221 179 119 0 220-42 303-124 175-175 312-519 413-1034l304 152c-120 523-262 868-428 1033-183 184-390 276-620 276-285 0-450-152-496-455z">
          <text:p/>
        </draw:path>
      </draw:page>
      <draw:page draw:name="page4" draw:style-name="dp1" draw:master-page-name="標準">
        <draw:path draw:style-name="gr272" draw:text-style-name="P8" draw:layer="layout" svg:width="2.934cm" svg:height="2.866cm" svg:x="3.151cm" svg:y="2.241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5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5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49cm" svg:y="2.242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49cm" svg:y="2.241cm" svg:viewBox="0 0 2935 2867" svg:d="M2136 951c18 349 18 698 0 1047 276 101 542 244 799 428l-165 261c-193-147-404-275-634-386 0 166-50 299-152 400-110 110-271 165-482 166-211-1-372-56-482-166-92-92-138-211-138-358 0-129 37-230 110-303 110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49cm" svg:y="2.24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5cm" svg:x="3.15cm" svg:y="2.24cm" svg:viewBox="0 0 2935 2866" svg:d="M2136 951c18 349 18 698 0 1047 276 101 542 244 799 427l-165 262c-193-147-404-275-634-386 0 166-50 299-151 400-111 110-272 165-483 165s-372-55-482-165c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2" draw:text-style-name="P8" draw:layer="layout" svg:width="2.934cm" svg:height="2.866cm" svg:x="3.15cm" svg:y="2.24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3" draw:text-style-name="P9" draw:layer="layout" svg:width="2.934cm" svg:height="2.866cm" svg:x="3.15cm" svg:y="2.241cm" svg:viewBox="0 0 2935 2867" svg:d="M2136 951c18 349 18 698 0 1047 276 101 542 244 799 428l-165 261c-193-147-404-275-634-386 0 166-50 299-151 400-111 110-272 165-483 166-211-1-372-56-482-166-92-92-138-211-138-358 0-129 37-230 110-303 111-111 276-166 496-166 120 0 239 14 359 42 18-313 18-630 0-951l-1020 69v-290l992-55c-9-257-27-487-55-689h289c101 18 111 55 28 110 9 193 18 382 28 565l744-41v289zM55 2798c-37-258-55-556-55-896 0-744 55-1342 165-1792l304 55c64 28 59 60-14 97-101 321-152 868-152 1640 0 349 23 629 69 840zM1847 2191c-157-46-276-69-359-69-128 0-220 28-275 83-46 46-69 92-69 138 0 73 18 128 55 165 64 64 161 97 289 97s221-33 276-97c64-73 92-179 83-317z">
          <text:p/>
        </draw:path>
        <draw:path draw:style-name="gr274" draw:text-style-name="P10" draw:layer="layout" svg:width="2.7cm" svg:height="3.017cm" svg:x="2.958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7cm" svg:y="5.685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7cm" svg:y="5.686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6cm" svg:y="5.685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6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8c102 18 111 55 28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6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7cm" svg:y="5.683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4" draw:text-style-name="P10" draw:layer="layout" svg:width="2.7cm" svg:height="3.017cm" svg:x="2.957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5" draw:text-style-name="P9" draw:layer="layout" svg:width="2.7cm" svg:height="3.017cm" svg:x="2.957cm" svg:y="5.684cm" svg:viewBox="0 0 2701 3018" svg:d="M1571 2053c377 83 744 212 1103 386l-152 303c-340-211-657-353-951-427 0 239-60 418-179 538-110 110-289 165-538 165-192 0-349-60-468-179-83-83-124-198-124-345 0-128 46-238 138-330 119-120 303-179 551-179 73 0 188 4 344 13v-427l-1047 28v-276l1047-28v-482l-1295 41v-275l1295-42v-537h249c101 18 110 55 27 110v400l1130-41v275l-1130 42v496l896-28v276l-896 27zM1282 2260c-101-18-202-27-304-27-183 0-312 36-385 110-46 46-69 105-69 179 0 55 23 106 69 152 64 64 165 96 303 96 110 0 202-37 275-110 83-83 120-216 111-400z">
          <text:p/>
        </draw:path>
        <draw:path draw:style-name="gr276" draw:text-style-name="P11" draw:layer="layout" svg:width="3.058cm" svg:height="2.907cm" svg:x="3.013cm" svg:y="9.293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3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2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1cm" svg:y="9.294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1cm" svg:y="9.293cm" svg:viewBox="0 0 3059 2908" svg:d="M744 978c-46-202-87-482-124-840h290c91 18 101 55 27 110 0 147 28 358 83 634l689-248 27-634h262c101 18 111 55 28 110l-42 469c83-19 166-28 249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1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2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6" draw:text-style-name="P11" draw:layer="layout" svg:width="3.058cm" svg:height="2.907cm" svg:x="3.013cm" svg:y="9.292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7" draw:text-style-name="P9" draw:layer="layout" svg:width="3.058cm" svg:height="2.907cm" svg:x="3.012cm" svg:y="9.293cm" svg:viewBox="0 0 3059 2908" svg:d="M744 978c-46-202-87-482-124-840h290c91 18 101 55 27 110 0 147 28 358 83 634l689-248 27-634h262c101 18 111 55 28 110l-41 469c82-19 165-28 248-28 266 0 468 69 606 207 147 147 220 335 220 565 0 221-55 386-165 496-138 138-317 207-537 207-294 0-529-78-703-234l124-262c202 138 386 206 551 206 147 0 266-46 358-137 55-55 83-147 83-276 0-147-46-266-138-358-101-101-234-152-399-152-184 0-368 37-552 110l-592 235c156 597 353 1139 592 1626l-317 124c-211-496-395-1043-551-1640l-661 276-152-276z">
          <text:p/>
        </draw:path>
        <draw:path draw:style-name="gr278" draw:text-style-name="P12" draw:layer="layout" svg:width="2.218cm" svg:height="2.934cm" svg:x="3.082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2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1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cm" svg:y="12.779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5 551-183 184-532 275-1047 275h-248zM413 0c258 64 607 175 1048 331l-138 275c-331-137-675-257-1034-358z">
          <text:p/>
        </draw:path>
        <draw:path draw:style-name="gr278" draw:text-style-name="P12" draw:layer="layout" svg:width="2.218cm" svg:height="2.934cm" svg:x="3.08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1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8" draw:text-style-name="P12" draw:layer="layout" svg:width="2.218cm" svg:height="2.934cm" svg:x="3.082cm" svg:y="12.777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79" draw:text-style-name="P9" draw:layer="layout" svg:width="2.218cm" svg:height="2.934cm" svg:x="3.081cm" svg:y="12.778cm" svg:viewBox="0 0 2219 2935" svg:d="M579 2632h331c459 0 748-60 868-179 101-101 151-216 151-344 0-111-46-212-137-304-83-82-221-124-414-124-404 0-772 198-1102 593l-276-28 152-1474 289 55c92 37 92 73 0 110l-96 896c321-276 689-414 1102-414 248 0 446 74 593 221 119 119 179 276 179 469 0 211-78 395-234 551-184 184-533 275-1048 275h-248zM413 0c258 64 607 175 1048 331l-138 275c-331-137-675-257-1034-358z">
          <text:p/>
        </draw:path>
        <draw:path draw:style-name="gr280" draw:text-style-name="P13" draw:layer="layout" svg:width="3.114cm" svg:height="3.155cm" svg:x="2.93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6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6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2cm" svg:y="16.318cm" svg:viewBox="0 0 3115 2922" svg:d="M1020 2329c179-124 358-248 537-372 175 124 349 248 524 372-60-207-119-413-179-620 174-120 349-239 523-358-220 0-441 0-661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3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29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9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28cm" svg:y="16.2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8cm" svg:viewBox="0 0 3115 2922" svg:d="M1020 2329c179-124 358-248 537-372 175 124 349 248 524 372-60-207-119-413-179-620 174-120 349-239 523-358-220 0-441 0-661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28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6 523l-137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28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8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4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cm" svg:y="16.317cm" svg:viewBox="0 0 3115 2922" svg:d="M1020 2329c179-124 358-248 537-372 175 124 349 248 524 372-60-207-119-413-179-620 174-120 349-239 523-358-220 0-441 0-661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29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3.155cm" svg:x="2.93cm" svg:y="16.22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1-202 203-500 377-895 524l-138-275c349-129 601-271 758-428 128-128 193-289 193-482s-65-354-193-482c-101-101-239-152-414-152-331 0-707 193-1130 579v1447h-275z">
          <text:p/>
        </draw:path>
        <draw:path draw:style-name="gr280" draw:text-style-name="P13" draw:layer="layout" svg:width="3.114cm" svg:height="2.921cm" svg:x="7.559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1.085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0" draw:text-style-name="P13" draw:layer="layout" svg:width="3.114cm" svg:height="2.921cm" svg:x="14.611cm" svg:y="16.317cm" svg:viewBox="0 0 3115 2922" svg:d="M1020 2329c179-124 358-248 537-372 175 124 349 248 524 372-60-207-119-413-179-620 174-120 349-239 524-358-221 0-441 0-662 0-69-198-138-396-207-593-69 197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3.114cm" svg:height="3.155cm" svg:x="2.929cm" svg:y="16.221cm" svg:viewBox="0 0 3115 3156" svg:d="M786 1929l-565 676-221-221 372-413c184-212 322-400 414-565v-345l-648 166-83-290 731-138v-799h248c101 18 110 55 27 110v565l207 124c92 46 78 97-41 152l-166 234v166c404-322 790-483 1158-483 275 0 487 74 634 221 174 174 262 399 262 675 0 285-79 505-235 662-202 202-500 376-895 523l-138-275c349-129 601-271 758-428 128-128 193-289 193-482s-65-354-193-482c-101-101-239-152-414-152-331 0-707 193-1130 579v1447h-275z">
          <text:p/>
        </draw:path>
        <draw:path draw:style-name="gr281" draw:text-style-name="P9" draw:layer="layout" svg:width="3.114cm" svg:height="2.921cm" svg:x="7.559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3.114cm" svg:height="2.921cm" svg:x="11.085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81" draw:text-style-name="P9" draw:layer="layout" svg:width="3.114cm" svg:height="2.921cm" svg:x="14.611cm" svg:y="16.31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line draw:style-name="gr271" draw:text-style-name="P7" draw:layer="layout" svg:x1="1.3cm" svg:y1="5.3cm" svg:x2="28.5cm" svg:y2="5.3cm">
          <text:p/>
        </draw:line>
        <draw:line draw:style-name="gr271" draw:text-style-name="P7" draw:layer="layout" svg:x1="1.3cm" svg:y1="8.8cm" svg:x2="28.5cm" svg:y2="8.8cm">
          <text:p/>
        </draw:line>
        <draw:line draw:style-name="gr271" draw:text-style-name="P7" draw:layer="layout" svg:x1="1.3cm" svg:y1="12.4cm" svg:x2="28.5cm" svg:y2="12.4cm">
          <text:p/>
        </draw:line>
        <draw:line draw:style-name="gr271" draw:text-style-name="P7" draw:layer="layout" svg:x1="1.3cm" svg:y1="15.9cm" svg:x2="28.5cm" svg:y2="15.9cm">
          <text:p/>
        </draw:line>
        <draw:line draw:style-name="gr271" draw:text-style-name="P7" draw:layer="layout" svg:x1="6.4cm" svg:y1="1cm" svg:x2="6.4cm" svg:y2="19.9cm">
          <text:p/>
        </draw:line>
        <draw:line draw:style-name="gr271" draw:text-style-name="P7" draw:layer="layout" svg:x1="11.5cm" svg:y1="1cm" svg:x2="11.5cm" svg:y2="15.9cm">
          <text:p/>
        </draw:line>
        <draw:line draw:style-name="gr271" draw:text-style-name="P7" draw:layer="layout" svg:x1="16.8cm" svg:y1="1cm" svg:x2="16.8cm" svg:y2="15.9cm">
          <text:p/>
        </draw:line>
        <draw:line draw:style-name="gr271" draw:text-style-name="P7" draw:layer="layout" svg:x1="21.8cm" svg:y1="1cm" svg:x2="21.8cm" svg:y2="15.9cm">
          <text:p/>
        </draw:line>
        <draw:path draw:style-name="gr276" draw:text-style-name="P11" draw:layer="layout" svg:width="3.114cm" svg:height="2.921cm" svg:x="7.561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6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6cm" svg:y="9.26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59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59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59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6cm" svg:y="9.26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7.56cm" svg:y="9.26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7" draw:text-style-name="P9" draw:layer="layout" svg:width="3.114cm" svg:height="2.921cm" svg:x="7.56cm" svg:y="9.26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5cm" svg:y="9.17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4cm" svg:y="9.17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4cm" svg:y="9.178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3cm" svg:y="9.17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3cm" svg:y="9.17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3cm" svg:y="9.17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4cm" svg:y="9.175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6" draw:text-style-name="P11" draw:layer="layout" svg:width="3.114cm" svg:height="2.921cm" svg:x="17.684cm" svg:y="9.176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path draw:style-name="gr277" draw:text-style-name="P9" draw:layer="layout" svg:width="3.114cm" svg:height="2.921cm" svg:x="17.684cm" svg:y="9.177cm" svg:viewBox="0 0 3115 2922" svg:d="M1020 2329c179-124 358-248 537-372 175 124 349 248 524 372-60-207-119-413-179-620 174-120 349-239 524-358-221 0-441 0-662 0-69-198-138-395-207-593-69 198-138 395-206 593-221 0-441 0-662 0 175 119 349 238 524 358-65 207-129 413-193 620zM1557 2233c-317 229-634 459-951 689 120-372 239-745 359-1117-322-225-643-450-965-675 400 0 799 0 1199 0 119-377 239-753 358-1130 120 377 239 753 359 1130 399 0 799 0 1199 0-322 225-644 450-965 675 119 372 239 745 358 1117-317-230-634-460-951-689z">
          <text:p/>
        </draw:path>
        <draw:line draw:style-name="gr271" draw:text-style-name="P7" draw:layer="layout" svg:x1="11cm" svg:y1="15.9cm" svg:x2="11cm" svg:y2="19.9cm">
          <text:p/>
        </draw:line>
        <draw:line draw:style-name="gr271" draw:text-style-name="P7" draw:layer="layout" svg:x1="14.55cm" svg:y1="15.9cm" svg:x2="14.55cm" svg:y2="19.9cm">
          <text:p/>
        </draw:line>
        <draw:line draw:style-name="gr271" draw:text-style-name="P7" draw:layer="layout" svg:x1="17.9cm" svg:y1="15.9cm" svg:x2="17.9cm" svg:y2="19.9cm">
          <text:p/>
        </draw:line>
        <draw:line draw:style-name="gr271" draw:text-style-name="P7" draw:layer="layout" svg:x1="22.8cm" svg:y1="16cm" svg:x2="22.8cm" svg:y2="20cm">
          <text:p/>
        </draw:line>
      </draw:page>
      <draw:page draw:name="page5" draw:style-name="dp1" draw:master-page-name="標準">
        <draw:g>
          <draw:path draw:style-name="gr282" draw:text-style-name="P14" draw:layer="layout" svg:width="2.947cm" svg:height="2.82cm" svg:x="5.352cm" svg:y="2.202cm" svg:viewBox="0 0 2948 2821" svg:d="M1583 1123c19 729-292 1295-935 1698l-245-273c566-307 849-739 849-1296v-619h302c87 10 96 43 29 101v374c346-259 610-513 792-763l-2346 87-29-331 2620-72 100-29 216 259c29 38 5 53-72 43-288 374-633 725-1036 1051z">
            <text:p/>
          </draw:path>
          <draw:path draw:style-name="gr283" draw:text-style-name="P14" draw:layer="layout" svg:width="2.601cm" svg:height="3.05cm" svg:x="9.026cm" svg:y="1.957cm" svg:viewBox="0 0 2602 3051" svg:d="M0 1785c1008-422 1770-1017 2289-1785l273 230c77 58 43 101-101 130-182 240-417 484-705 734v1957h-331v-1684c-336 259-729 495-1180 706z">
            <text:p/>
          </draw:path>
          <draw:path draw:style-name="gr284" draw:text-style-name="P14" draw:layer="layout" svg:width="2.719cm" svg:height="3.209cm" svg:x="12.859cm" svg:y="1.871cm" svg:viewBox="0 0 2720 3210" svg:d="M2720 892c0 1046-503 1819-1511 2318l-273-274c930-422 1401-1055 1410-1900h-2001l29 850h-331l-43-1166h1137v-720h288c115 10 129 48 43 115v605h1080z">
            <text:p/>
          </draw:path>
          <draw:path draw:style-name="gr285" draw:text-style-name="P14" draw:layer="layout" svg:width="2.863cm" svg:height="2.057cm" svg:x="16.461cm" svg:y="2.446cm" svg:viewBox="0 0 2864 2058" svg:d="M2864 1742c0 105 0 211 0 316-954 0-1909 0-2864 0 0-105 0-211 0-316 417 0 835 0 1252 0 0-475 0-950 0-1425-336 0-671 0-1007 0 0-106 0-211 0-317 777 0 1554 0 2331 0 0 106 0 211 0 317-331 0-662 0-993 0 0 475 0 950 0 1425 427 0 854 0 1281 0z">
            <text:p/>
          </draw:path>
          <draw:path draw:style-name="gr286" draw:text-style-name="P14" draw:layer="layout" svg:width="3.151cm" svg:height="3.137cm" svg:x="19.948cm" svg:y="1.899cm" svg:viewBox="0 0 3152 3138" svg:d="M0 2519c614-394 1094-864 1439-1411h-1353v-316h1526v-792h302c87 19 96 58 29 115v677h1209v316h-1209v1684c0 231-110 346-331 346h-403l-58-317h288c115-19 173-81 173-187v-1209c-365 537-806 988-1324 1353z">
            <text:p/>
          </draw:path>
          <draw:path draw:style-name="gr287" draw:text-style-name="P14" draw:layer="layout" svg:width="2.532cm" svg:height="3.022cm" svg:x="5.439cm" svg:y="5.597cm" svg:viewBox="0 0 2533 3023" svg:d="M2202 1065l-820 29c-58 816-437 1458-1137 1929l-245-245c662-441 1012-1003 1051-1684l-1022 29-29-288 1065-29v-806h302c106 19 116 58 29 115v691l1137-43v892c0 470-43 801-129 993s-269 288-547 288h-346l-43-360c144 20 269 29 374 29 144 0 235-48 274-144 57-153 86-422 86-806z">
            <text:p/>
          </draw:path>
          <draw:path draw:style-name="gr288" draw:text-style-name="P14" draw:layer="layout" svg:width="3.166cm" svg:height="3.167cm" svg:x="8.968cm" svg:y="5.567cm" svg:viewBox="0 0 3167 3168" svg:d="M3167 1786l-1339 144 273 1166-316 72-274-1195-1468 173-43-302 1439-158-144-677-978 115-58-302 950-101-144-662 302-57c87-10 101 24 44 100l115 576 1050-144 58 302-1022 130 144 676 1353-158z">
            <text:p/>
          </draw:path>
          <draw:path draw:style-name="gr289" draw:text-style-name="P14" draw:layer="layout" svg:width="2.573cm" svg:height="3.151cm" svg:x="12.759cm" svg:y="5.597cm" svg:viewBox="0 0 2574 3152" svg:d="M2490 907c-182 1046-782 1794-1799 2245l-259-273c940-384 1506-1046 1698-1987h-1151c-221 365-451 658-691 878l-288-187c499-451 820-978 964-1583l331 115c58 29 48 58-28 87-39 124-92 249-159 374h1037l129-72 259 259c67 67 53 115-43 144z">
            <text:p/>
          </draw:path>
          <draw:path draw:style-name="gr290" draw:text-style-name="P14" draw:layer="layout" svg:width="3.05cm" svg:height="3.079cm" svg:x="16.361cm" svg:y="5.655cm" svg:viewBox="0 0 3051 3080" svg:d="M0 1641c422-432 691-979 806-1641l360 86c77 20 67 58-29 116-57 211-129 417-216 618h2130v317h-834c-87 749-447 1396-1080 1943l-331-187c662-528 1012-1113 1051-1756h-1094c-125 250-283 470-475 662z">
            <text:p/>
          </draw:path>
          <draw:path draw:style-name="gr291" draw:text-style-name="P14" draw:layer="layout" svg:width="2.331cm" svg:height="2.057cm" svg:x="20.308cm" svg:y="6.303cm" svg:viewBox="0 0 2332 2058" svg:d="M2001 317c-667 0-1334 0-2001 0 0-106 0-211 0-317 777 0 1554 0 2332 0 0 686 0 1372 0 2058-111 0-221 0-331 0 0-53 0-105 0-158-667 0-1334 0-2001 0 0-106 0-211 0-317 667 0 1334 0 2001 0 0-422 0-844 0-1266z">
            <text:p/>
          </draw:path>
          <draw:path draw:style-name="gr292" draw:text-style-name="P14" draw:layer="layout" svg:width="3.238cm" svg:height="3.007cm" svg:x="5.194cm" svg:y="9.367cm" svg:viewBox="0 0 3239 3008" svg:d="M2389 878h850v317h-835v273c0 720-379 1233-1137 1540l-231-259c691-230 1037-648 1037-1252v-302h-950l14 734h-317l-14-734h-806v-317h806l-14-763h302c96 10 101 58 14 144l15 619h935v-878h317c96 10 101 58 14 144z">
            <text:p/>
          </draw:path>
          <draw:path draw:style-name="gr293" draw:text-style-name="P14" draw:layer="layout" svg:width="2.935cm" svg:height="2.982cm" svg:x="9.17cm" svg:y="9.338cm" svg:viewBox="0 0 2936 2983" svg:d="M317 2591c1046-230 1832-773 2360-1627l259 259c-489 787-1247 1344-2274 1670-29 115-77 120-144 14zM216 849c240 125 484 278 734 461l-230 302c-288-211-528-365-720-461zM619 0c259 144 504 297 734 461l-202 302c-259-182-498-336-719-461z">
            <text:p/>
          </draw:path>
          <draw:path draw:style-name="gr294" draw:text-style-name="P14" draw:layer="layout" svg:width="3.007cm" svg:height="2.59cm" svg:x="12.644cm" svg:y="9.612cm" svg:viewBox="0 0 3008 2591" svg:d="M1785 1238c412 316 820 681 1223 1094l-288 244c-403-422-791-777-1166-1065-374 403-801 763-1281 1080l-273-245c1017-662 1670-1324 1958-1986l-1569 101-44-346 1670-72 173-43 230 230c67 67 48 111-57 130-183 316-375 609-576 878z">
            <text:p/>
          </draw:path>
          <draw:path draw:style-name="gr295" draw:text-style-name="P14" draw:layer="layout" svg:width="2.998cm" svg:height="2.806cm" svg:x="16.317cm" svg:y="9.425cm" svg:viewBox="0 0 2999 2807" svg:d="M2922 964c-288 423-533 768-734 1037l-274-187c211-260 408-528 590-806l-1194 215v1066c0 134 67 201 201 201h1325l-44 317h-1367c-298 0-446-154-446-461v-1065l-864 173-115-331 979-173v-950h302c86 19 96 58 29 115v792l1295-216 115-72 259 259c39 48 20 77-57 86z">
            <text:p/>
          </draw:path>
          <draw:path draw:style-name="gr296" draw:text-style-name="P14" draw:layer="layout" svg:width="2.55cm" svg:height="2.691cm" svg:x="20.366cm" svg:y="9.684cm" svg:viewBox="0 0 2551 2692" svg:d="M1684 1497c221-298 369-797 446-1497l360 58c86 19 82 62-14 129-58 614-235 1132-533 1555-221 316-633 633-1238 950l-259-260c547-249 960-561 1238-935zM504 1022c-173-374-341-657-504-849l317-173c163 202 336 480 518 835z">
            <text:p/>
          </draw:path>
          <draw:path draw:style-name="gr297" draw:text-style-name="P14" draw:layer="layout" svg:width="2.436cm" svg:height="3.194cm" svg:x="5.424cm" svg:y="12.907cm" svg:viewBox="0 0 2437 3195" svg:d="M1252 259c-38 115-86 226-144 331h965l158-57 187 187c38 48 19 86-57 115-77 384-192 734-346 1051l346 230-216 316-317-230c-278 403-677 734-1195 993l-331-244c576-240 989-557 1238-950-240-154-475-293-705-418l173-259c297 135 542 259 734 374 144-297 230-561 259-791h-1051c-182 326-408 624-677 892l-273-187c489-509 811-1046 964-1612l346 144c77 38 57 77-58 115z">
            <text:p/>
          </draw:path>
          <draw:path draw:style-name="gr298" draw:text-style-name="P14" draw:layer="layout" svg:width="2.95cm" svg:height="2.863cm" svg:x="9.026cm" svg:y="13.195cm" svg:viewBox="0 0 2951 2864" svg:d="M1770 1036h1181v317h-1181c0 672-302 1175-906 1511l-231-230c547-307 816-734 806-1281h-1439v-317h1439v-547c-268 29-619 53-1050 72l-130-302c931-19 1646-105 2145-259l158 302c29 67-14 77-130 29-201 48-422 86-662 115z">
            <text:p/>
          </draw:path>
          <draw:path draw:style-name="gr299" draw:text-style-name="P14" draw:layer="layout" svg:width="2.849cm" svg:height="2.734cm" svg:x="12.831cm" svg:y="13.281cm" svg:viewBox="0 0 2850 2735" svg:d="M2778 302c-115 778-346 1344-691 1699-307 316-724 561-1252 734l-259-303c518-143 916-345 1194-604 346-326 567-912 662-1756l346 101c96 29 96 72 0 129zM417 1209c-124-297-263-576-417-835l317-172c144 230 288 508 431 834zM1310 936c-135-307-274-567-418-778l331-158c144 202 284 456 418 763z">
            <text:p/>
          </draw:path>
          <draw:path draw:style-name="gr300" draw:text-style-name="P14" draw:layer="layout" svg:width="2.95cm" svg:height="2.878cm" svg:x="16.404cm" svg:y="13.209cm" svg:viewBox="0 0 2951 2879" svg:d="M1439 1195h-1439v-317h2951v317h-1181v187c0 604-216 1103-647 1497l-288-216c403-317 604-744 604-1281zM518 317v-317h1914v317z">
            <text:p/>
          </draw:path>
          <draw:path draw:style-name="gr301" draw:text-style-name="P14" draw:layer="layout" svg:width="1.755cm" svg:height="2.878cm" svg:x="21.128cm" svg:y="13.094cm" svg:viewBox="0 0 1756 2879" svg:d="M331 1022c470 134 945 317 1425 547l-173 331c-508-259-926-432-1252-518v1497h-331v-2879h288c115 10 129 48 43 115z">
            <text:p/>
          </draw:path>
          <draw:path draw:style-name="gr302" draw:text-style-name="P14" draw:layer="layout" svg:width="3.079cm" svg:height="3.05cm" svg:x="5.237cm" svg:y="16.749cm" svg:viewBox="0 0 3080 3051" svg:d="M1742 864h1338v316h-1324v259c0 710-307 1248-921 1612l-302-230c594-307 892-768 892-1382v-259h-1425v-316h1411v-864h287c106 10 120 48 44 115z">
            <text:p/>
          </draw:path>
          <draw:path draw:style-name="gr303" draw:text-style-name="P14" draw:layer="layout" svg:width="2.978cm" svg:height="1.885cm" svg:x="9.055cm" svg:y="17.238cm" svg:viewBox="0 0 2979 1886" svg:d="M0 1569c993 0 1986 0 2979 0 0 105 0 211 0 317-993 0-1986 0-2979 0 0-106 0-212 0-317zM360 0c705 0 1410 0 2116 0 0 106 0 211 0 317-706 0-1411 0-2116 0 0-106 0-211 0-317z">
            <text:p/>
          </draw:path>
          <draw:path draw:style-name="gr304" draw:text-style-name="P14" draw:layer="layout" svg:width="2.691cm" svg:height="2.604cm" svg:x="12.744cm" svg:y="16.936cm" svg:viewBox="0 0 2692 2605" svg:d="M0 2332c576-221 1032-499 1367-835-249-182-499-341-748-475l173-259c278 163 542 326 791 489 202-268 365-571 490-907l-1771 58-43-302 1943-58 87-43 230 230c48 58 24 96-72 115-154 375-355 735-605 1080 298 230 581 475 850 734l-260 259c-249-259-522-499-820-720-355 346-806 648-1353 907z">
            <text:p/>
          </draw:path>
          <draw:path draw:style-name="gr305" draw:text-style-name="P14" draw:layer="layout" svg:width="3.065cm" svg:height="3.108cm" svg:x="16.361cm" svg:y="16.619cm" svg:viewBox="0 0 3066 3109" svg:d="M2245 605l87-29 158 216c38 67 19 100-58 100-201 211-465 447-791 706v1511h-331v-1281c-317 211-672 403-1065 576l-245-259c796-298 1449-706 1958-1224l-1627 72-43-317 1022-28v-648h288c86 19 100 58 43 115v518zM2821 2404c-326-279-619-490-878-634l216-273c345 182 648 389 907 619z">
            <text:p/>
          </draw:path>
          <draw:path draw:style-name="gr306" draw:text-style-name="P14" draw:layer="layout" svg:width="2.242cm" svg:height="2.647cm" svg:x="20.193cm" svg:y="16.878cm" svg:viewBox="0 0 2243 2648" svg:d="M2159 288c-201 556-427 998-676 1324-317 413-696 758-1138 1036l-345-273c432-221 796-509 1094-864 307-364 547-868 720-1511l388 173c67 38 53 76-43 115z">
            <text:p/>
          </draw:path>
        </draw:g>
      </draw:page>
      <draw:page draw:name="page6" draw:style-name="dp1" draw:master-page-name="標準">
        <draw:path draw:style-name="gr307" draw:text-style-name="P14" draw:layer="layout" svg:width="2.947cm" svg:height="2.82cm" svg:x="5.352cm" svg:y="2.202cm" svg:viewBox="0 0 2948 2821" svg:d="M1583 1123c19 729-292 1295-935 1698l-245-273c566-307 849-739 849-1296v-619h302c87 10 96 43 29 101v374c346-259 610-513 792-763l-2346 87-29-331 2620-72 100-29 216 259c29 38 5 53-72 43-288 374-633 725-1036 1051z">
          <text:p/>
        </draw:path>
        <draw:path draw:style-name="gr308" draw:text-style-name="P14" draw:layer="layout" svg:width="2.532cm" svg:height="3.022cm" svg:x="5.439cm" svg:y="5.597cm" svg:viewBox="0 0 2533 3023" svg:d="M2202 1065l-820 29c-58 816-437 1458-1137 1929l-245-245c662-441 1012-1003 1051-1684l-1022 29-29-288 1065-29v-806h302c106 19 116 58 29 115v691l1137-43v892c0 470-43 801-129 993s-269 288-547 288h-346l-43-360c144 20 269 29 374 29 144 0 235-48 274-144 57-153 86-422 86-806z">
          <text:p/>
        </draw:path>
        <draw:path draw:style-name="gr309" draw:text-style-name="P14" draw:layer="layout" svg:width="3.238cm" svg:height="3.007cm" svg:x="5.194cm" svg:y="9.367cm" svg:viewBox="0 0 3239 3008" svg:d="M2389 878h850v317h-835v273c0 720-379 1233-1137 1540l-231-259c691-230 1037-648 1037-1252v-302h-950l14 734h-317l-14-734h-806v-317h806l-14-763h302c96 10 101 58 14 144l15 619h935v-878h317c96 10 101 58 14 144z">
          <text:p/>
        </draw:path>
        <draw:path draw:style-name="gr310" draw:text-style-name="P14" draw:layer="layout" svg:width="2.436cm" svg:height="3.194cm" svg:x="5.424cm" svg:y="12.907cm" svg:viewBox="0 0 2437 3195" svg:d="M1252 259c-38 115-86 226-144 331h965l158-57 187 187c38 48 19 86-57 115-77 384-192 734-346 1051l346 230-216 316-317-230c-278 403-677 734-1195 993l-331-244c576-240 989-557 1238-950-240-154-475-293-705-418l173-259c297 135 542 259 734 374 144-297 230-561 259-791h-1051c-182 326-408 624-677 892l-273-187c489-509 811-1046 964-1612l346 144c77 38 57 77-58 115z">
          <text:p/>
        </draw:path>
        <draw:path draw:style-name="gr311" draw:text-style-name="P14" draw:layer="layout" svg:width="3.079cm" svg:height="3.05cm" svg:x="5.237cm" svg:y="16.749cm" svg:viewBox="0 0 3080 3051" svg:d="M1742 864h1338v316h-1324v259c0 710-307 1248-921 1612l-302-230c594-307 892-768 892-1382v-259h-1425v-316h1411v-864h287c106 10 120 48 44 115z">
          <text:p/>
        </draw:path>
        <draw:line draw:style-name="gr271" draw:text-style-name="P7" draw:layer="layout" svg:x1="4.2cm" svg:y1="5.3cm" svg:x2="28.5cm" svg:y2="5.3cm">
          <text:p/>
        </draw:line>
        <draw:line draw:style-name="gr271" draw:text-style-name="P7" draw:layer="layout" svg:x1="4.2cm" svg:y1="8.8cm" svg:x2="28.5cm" svg:y2="8.8cm">
          <text:p/>
        </draw:line>
        <draw:line draw:style-name="gr271" draw:text-style-name="P7" draw:layer="layout" svg:x1="4.2cm" svg:y1="12.4cm" svg:x2="28.5cm" svg:y2="12.4cm">
          <text:p/>
        </draw:line>
        <draw:line draw:style-name="gr271" draw:text-style-name="P7" draw:layer="layout" svg:x1="4.2cm" svg:y1="15.9cm" svg:x2="28.5cm" svg:y2="15.9cm">
          <text:p/>
        </draw:line>
        <draw:line draw:style-name="gr271" draw:text-style-name="P7" draw:layer="layout" svg:x1="8.756cm" svg:y1="1cm" svg:x2="8.756cm" svg:y2="19.9cm">
          <text:p/>
        </draw:line>
        <draw:line draw:style-name="gr271" draw:text-style-name="P7" draw:layer="layout" svg:x1="13.223cm" svg:y1="1cm" svg:x2="13.223cm" svg:y2="19.9cm">
          <text:p/>
        </draw:line>
        <draw:line draw:style-name="gr271" draw:text-style-name="P7" draw:layer="layout" svg:x1="17.958cm" svg:y1="1cm" svg:x2="17.958cm" svg:y2="19.9cm">
          <text:p/>
        </draw:line>
        <draw:line draw:style-name="gr271" draw:text-style-name="P7" draw:layer="layout" svg:x1="22.425cm" svg:y1="1cm" svg:x2="22.425cm" svg:y2="19.9cm">
          <text:p/>
        </draw:line>
      </draw:page>
      <draw:page draw:name="page7" draw:style-name="dp1" draw:master-page-name="標準">
        <draw:path draw:style-name="gr312" draw:text-style-name="P15" draw:layer="layout" svg:width="3.042cm" svg:height="1.944cm" svg:x="3.522cm" svg:y="2.574cm" svg:viewBox="0 0 3043 1945" svg:d="M2686 1879c-221-697-507-1253-860-1667l278-212c441 556 754 1142 939 1760zM1098 304c71 44 62 84-26 119-159 556-415 1063-768 1522l-304-199c388-467 648-996 781-1587z">
          <text:p/>
        </draw:path>
        <draw:path draw:style-name="gr313" draw:text-style-name="P15" draw:layer="layout" svg:width="2.001cm" svg:height="2.42cm" svg:x="8.3cm" svg:y="2.6cm" svg:viewBox="0 0 2002 2421" svg:d="M1985 754c44 80 4 93-120 40-493 132-1014 234-1561 304v860c0 115 58 172 172 172h1522l-27 291h-1548c-282 0-423-114-423-344v-2077h265c97 18 110 53 39 106v675c600-71 1125-181 1575-331z">
          <text:p/>
        </draw:path>
        <draw:path draw:style-name="gr314" draw:text-style-name="P15" draw:layer="layout" svg:width="2.341cm" svg:height="2.38cm" svg:x="12.3cm" svg:y="2.719cm" svg:viewBox="0 0 2342 2381" svg:d="M251 2090c1103-255 1681-842 1734-1759h-1985v-291h2011l185-40 146 132c-35 1173-653 1923-1852 2249z">
          <text:p/>
        </draw:path>
        <draw:path draw:style-name="gr315" draw:text-style-name="P15" draw:layer="layout" svg:width="2.896cm" svg:height="1.679cm" svg:x="16.976cm" svg:y="2.982cm" svg:viewBox="0 0 2897 1680" svg:d="M979 79c53-53 115-79 185-79s133 22 186 66c405 362 921 812 1547 1350l-291 264c-458-423-890-820-1296-1190-80-71-132-106-159-106-44 0-97 35-159 106-256 299-502 577-741 833l-251-291c344-335 670-653 979-953z">
          <text:p/>
        </draw:path>
        <draw:path draw:style-name="gr316" draw:text-style-name="P15" draw:layer="layout" svg:width="2.896cm" svg:height="2.87cm" svg:x="20.176cm" svg:y="2.4cm" svg:viewBox="0 0 2897 2871" svg:d="M794 1561c-132 291-300 596-503 913l-291-159c221-317 406-652 556-1005l291 159c53 44 35 75-53 92zM1244 0h278c97 18 105 53 26 106v635h1217v291h-1217v1839h-304v-1839h-1191v-291h1191zM2606 2434c-185-326-410-630-674-912l251-212c318 335 556 644 714 926z">
          <text:p/>
        </draw:path>
        <draw:path draw:style-name="gr317" draw:text-style-name="P15" draw:layer="layout" svg:width="2.669cm" svg:height="2.208cm" svg:x="3.548cm" svg:y="5.806cm" svg:viewBox="0 0 2670 2209" svg:d="M1574 1508c186 177 336 331 450 463l-264 238c-336-396-719-754-1151-1071l185-238c159 97 335 233 529 410 265-265 534-591 807-979l-2077 92-53-330 2315-53 133-40 198 212c44 70 27 101-53 92-220 291-560 693-1019 1204z">
          <text:p/>
        </draw:path>
        <draw:path draw:style-name="gr318" draw:text-style-name="P15" draw:layer="layout" svg:width="1.904cm" svg:height="2.539cm" svg:x="8.4cm" svg:y="5.9cm" svg:viewBox="0 0 1905 2540" svg:d="M1654 1574c-371-158-869-286-1495-383l39-318c547 62 1063 185 1548 371zM1813 2540c-680-256-1284-419-1813-489l66-344c688 97 1301 256 1839 476zM146 0c723 79 1243 181 1561 304l-80 344c-441-158-948-260-1521-304z">
          <text:p/>
        </draw:path>
        <draw:path draw:style-name="gr319" draw:text-style-name="P15" draw:layer="layout" svg:width="2.949cm" svg:height="2.632cm" svg:x="11.85cm" svg:y="5.9cm" svg:viewBox="0 0 2950 2633" svg:d="M0 2117l556-13c317-688 560-1390 727-2104l305 106c79 53 70 92-27 119-167 626-392 1244-675 1852l1376-66c-185-247-330-428-436-542l264-186c300 327 587 710 860 1151l-291 199-211-344-2223 172c-53 88-93 88-119 0z">
          <text:p/>
        </draw:path>
        <draw:path draw:style-name="gr320" draw:text-style-name="P15" draw:layer="layout" svg:width="2.116cm" svg:height="2.566cm" svg:x="16.422cm" svg:y="5.968cm" svg:viewBox="0 0 2117 2567" svg:d="M0 2315c538-291 926-621 1164-992-247-150-463-265-648-344l159-291c194 88 414 203 661 344 124-256 230-600 318-1032l317 106c62 17 58 44-13 79-115 441-234 781-357 1019 212 141 384 265 516 370l-172 305c-177-150-344-278-503-384-326 441-714 798-1164 1072z">
          <text:p/>
        </draw:path>
        <draw:path draw:style-name="gr321" draw:text-style-name="P15" draw:layer="layout" svg:width="2.685cm" svg:height="2.248cm" svg:x="19.814cm" svg:y="6.204cm" svg:viewBox="0 0 2686 2249" svg:d="M2540 2249h-1151c-220 0-331-114-331-344v-714h-1058v-291h1058v-609h-807v-291h2104v291h-992v609h1323v291h-1323v608c0 106 48 159 145 159h1045z">
          <text:p/>
        </draw:path>
        <draw:path draw:style-name="gr322" draw:text-style-name="P15" draw:layer="layout" svg:width="2.933cm" svg:height="2.777cm" svg:x="3.522cm" svg:y="8.827cm" svg:viewBox="0 0 2934 2778" svg:d="M1257 781l1270-318 146-66 238 238c44 53 26 93-53 119-150 282-353 587-609 913l-251-185c185-221 344-463 476-728l-1124 291 555 1641-317 92-543-1653-939 251-106-291 953-225-278-794 317-66c80 0 93 35 40 106z">
          <text:p/>
        </draw:path>
        <draw:path draw:style-name="gr323" draw:text-style-name="P15" draw:layer="layout" svg:width="2.989cm" svg:height="2.804cm" svg:x="8cm" svg:y="8.995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24" draw:text-style-name="P15" draw:layer="layout" svg:width="2.857cm" svg:height="1.825cm" svg:x="11.842cm" svg:y="9.675cm" svg:viewBox="0 0 2858 1826" svg:d="M2858 1826c-953 0-1905 0-2858 0 0-97 0-194 0-291 569 0 1138 0 1707 0 13-415 26-829 39-1244-432 0-864 0-1296 0 0-97 0-194 0-291 538 0 1076 0 1614 0-13 512-27 1023-40 1535 278 0 556 0 834 0 0 97 0 194 0 291z">
          <text:p/>
        </draw:path>
        <draw:path draw:style-name="gr325" draw:text-style-name="P15" draw:layer="layout" svg:width="2.989cm" svg:height="2.804cm" svg:x="16.842cm" svg:y="9.195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26" draw:text-style-name="P15" draw:layer="layout" svg:width="1.97cm" svg:height="2.394cm" svg:x="20.19cm" svg:y="9.486cm" svg:viewBox="0 0 1971 2395" svg:d="M1971 0c0 798 0 1596 0 2395-101 0-203 0-304 0 0-62 0-124 0-186-556 0-1111 0-1667 0 0-97 0-194 0-291 556 0 1111 0 1667 0 0-229 0-458 0-688-520 0-1041 0-1561 0 0-97 0-194 0-291 520 0 1041 0 1561 0 0-216 0-432 0-648-556 0-1111 0-1667 0 0-97 0-194 0-291 657 0 1314 0 1971 0z">
          <text:p/>
        </draw:path>
        <draw:path draw:style-name="gr327" draw:text-style-name="P15" draw:layer="layout" svg:width="2.414cm" svg:height="2.698cm" svg:x="3.509cm" svg:y="12.39cm" svg:viewBox="0 0 2415 2699" svg:d="M569 2434c855-220 1336-683 1442-1389h-2011v-291h2024l119-40 238 146c53 44 45 84-26 119-141 882-657 1455-1548 1720zM2064 291h-1826v-291h1826z">
          <text:p/>
        </draw:path>
        <draw:path draw:style-name="gr328" draw:text-style-name="P15" draw:layer="layout" svg:width="1.713cm" svg:height="2.764cm" svg:x="7.7cm" svg:y="12.6cm" svg:viewBox="0 0 1714 2765" svg:d="M1667 1336c0 662-309 1138-926 1429l-265-225c582-264 878-670 887-1217v-1323h278c88 18 97 53 26 106zM304 1627h-304v-1495h291c88 9 93 44 13 106z">
          <text:p/>
        </draw:path>
        <draw:path draw:style-name="gr329" draw:text-style-name="P15" draw:layer="layout" svg:width="3.029cm" svg:height="2.486cm" svg:x="11cm" svg:y="12.8cm" svg:viewBox="0 0 3030 2487" svg:d="M1773 1958c388-150 745-450 1072-900l185 252c-335 458-759 789-1270 992l-106 53-212-159 27-66v-2130h277c80 18 89 53 27 106zM0 2315c441-423 662-948 662-1574v-595h277c80 17 89 52 27 105v477c0 741-234 1327-701 1759z">
          <text:p/>
        </draw:path>
        <draw:path draw:style-name="gr330" draw:text-style-name="P15" draw:layer="layout" svg:width="2.328cm" svg:height="2.433cm" svg:x="15.8cm" svg:y="12.866cm" svg:viewBox="0 0 2329 2434" svg:d="M331 2077c811-150 1402-560 1773-1230l225 225c-424 741-1129 1195-2117 1362l-212-158 26-80v-2196h292c79 9 83 40 13 93z">
          <text:p/>
        </draw:path>
        <draw:path draw:style-name="gr331" draw:text-style-name="P15" draw:layer="layout" svg:width="2.076cm" svg:height="2.063cm" svg:x="20.068cm" svg:y="13.009cm" svg:viewBox="0 0 2077 2064" svg:d="M2077 1998c-101 0-203 0-304 0 0-49 0-97 0-146-490 0-979 0-1469 0 0 71 0 141 0 212-101 0-203 0-304 0 0-688 0-1376 0-2064 692 0 1385 0 2077 0 0 666 0 1332 0 1998zM304 291c0 423 0 847 0 1270 490 0 979 0 1469 0 0-423 0-847 0-1270-490 0-979 0-1469 0z">
          <text:p/>
        </draw:path>
        <draw:path draw:style-name="gr332" draw:text-style-name="P15" draw:layer="layout" svg:width="2.328cm" svg:height="2.486cm" svg:x="3.747cm" svg:y="15.86cm" svg:viewBox="0 0 2329 2487" svg:d="M2037 1601c-194 353-560 648-1098 886l-251-264c520-194 869-446 1045-754 168-291 252-684 252-1178h-1681v873h-304v-1164h2329c0 714-97 1248-292 1601z">
          <text:p/>
        </draw:path>
        <draw:path draw:style-name="gr333" draw:text-style-name="P15" draw:layer="layout" svg:width="2.989cm" svg:height="2.804cm" svg:x="6.736cm" svg:y="15.5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34" draw:text-style-name="P15" draw:layer="layout" svg:width="2.989cm" svg:height="2.804cm" svg:x="10.122cm" svg:y="15.5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35" draw:text-style-name="P15" draw:layer="layout" svg:width="2.989cm" svg:height="2.804cm" svg:x="13.509cm" svg:y="15.5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36" draw:text-style-name="P15" draw:layer="layout" svg:width="2.592cm" svg:height="2.447cm" svg:x="20.019cm" svg:y="15.847cm" svg:viewBox="0 0 2593 2448" svg:d="M2593 820c-467 971-1252 1482-2355 1535-44 115-88 124-132 26l-106-344c1147-26 1918-498 2315-1415zM728 820c-238-220-463-401-675-542l225-278c185 115 419 304 701 569z">
          <text:p/>
        </draw:path>
        <draw:path draw:style-name="gr337" draw:text-style-name="P16" draw:layer="layout" svg:width="2.343cm" svg:height="2.5cm" svg:x="16.956cm" svg:y="15.9cm" svg:viewBox="0 0 2344 2501" svg:d="M0 314v-288h2029l144-26 144 144c44 44 35 79-26 105-70 1196-659 1946-1767 2252l-223-262c812-227 1314-620 1506-1179h-1676v-288h1767c35-139 61-292 79-458z">
          <text:p/>
        </draw:path>
      </draw:page>
      <draw:page draw:name="page8" draw:style-name="dp1" draw:master-page-name="標準">
        <draw:path draw:style-name="gr338" draw:text-style-name="P15" draw:layer="layout" svg:width="3.042cm" svg:height="1.944cm" svg:x="3.522cm" svg:y="2.574cm" svg:viewBox="0 0 3043 1945" svg:d="M2686 1879c-221-697-507-1253-860-1667l278-212c441 556 754 1142 939 1760zM1098 304c71 44 62 84-26 119-159 556-415 1063-768 1522l-304-199c388-467 648-996 781-1587z">
          <text:p/>
        </draw:path>
        <draw:path draw:style-name="gr339" draw:text-style-name="P15" draw:layer="layout" svg:width="2.669cm" svg:height="2.208cm" svg:x="3.548cm" svg:y="5.806cm" svg:viewBox="0 0 2670 2209" svg:d="M1574 1508c186 177 336 331 450 463l-264 238c-336-396-719-754-1151-1071l185-238c159 97 335 233 529 410 265-265 534-591 807-979l-2077 92-53-330 2315-53 133-40 198 212c44 70 27 101-53 92-220 291-560 693-1019 1204z">
          <text:p/>
        </draw:path>
        <draw:path draw:style-name="gr340" draw:text-style-name="P15" draw:layer="layout" svg:width="2.933cm" svg:height="2.777cm" svg:x="3.522cm" svg:y="8.827cm" svg:viewBox="0 0 2934 2778" svg:d="M1257 781l1270-318 146-66 238 238c44 53 26 93-53 119-150 282-353 587-609 913l-251-185c185-221 344-463 476-728l-1124 291 555 1641-317 92-543-1653-939 251-106-291 953-225-278-794 317-66c80 0 93 35 40 106z">
          <text:p/>
        </draw:path>
        <draw:path draw:style-name="gr341" draw:text-style-name="P15" draw:layer="layout" svg:width="2.989cm" svg:height="2.804cm" svg:x="8cm" svg:y="8.995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42" draw:text-style-name="P15" draw:layer="layout" svg:width="2.989cm" svg:height="2.804cm" svg:x="16.842cm" svg:y="9.195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43" draw:text-style-name="P15" draw:layer="layout" svg:width="2.414cm" svg:height="2.698cm" svg:x="3.509cm" svg:y="12.39cm" svg:viewBox="0 0 2415 2699" svg:d="M569 2434c855-220 1336-683 1442-1389h-2011v-291h2024l119-40 238 146c53 44 45 84-26 119-141 882-657 1455-1548 1720zM2064 291h-1826v-291h1826z">
          <text:p/>
        </draw:path>
        <draw:path draw:style-name="gr344" draw:text-style-name="P15" draw:layer="layout" svg:width="2.328cm" svg:height="2.486cm" svg:x="3.747cm" svg:y="15.86cm" svg:viewBox="0 0 2329 2487" svg:d="M2037 1601c-194 353-560 648-1098 886l-251-264c520-194 869-446 1045-754 168-291 252-684 252-1178h-1681v873h-304v-1164h2329c0 714-97 1248-292 1601z">
          <text:p/>
        </draw:path>
        <draw:path draw:style-name="gr345" draw:text-style-name="P15" draw:layer="layout" svg:width="2.989cm" svg:height="2.804cm" svg:x="7.136cm" svg:y="15.7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46" draw:text-style-name="P15" draw:layer="layout" svg:width="2.989cm" svg:height="2.804cm" svg:x="11.722cm" svg:y="15.7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path draw:style-name="gr347" draw:text-style-name="P15" draw:layer="layout" svg:width="2.989cm" svg:height="2.804cm" svg:x="15.109cm" svg:y="15.769cm" svg:viewBox="0 0 2990 2805" svg:d="M979 2236c172-119 344-238 516-357 168 119 335 238 503 357-58-199-115-397-172-595 167-115 335-230 503-344-212 0-424 0-635 0-67-190-133-380-199-569-66 189-132 379-198 569-212 0-424 0-635 0 167 114 335 229 502 344-61 198-123 396-185 595zM1495 2143c-304 221-609 441-913 662 115-357 229-715 344-1072-309-216-617-432-926-648 384 0 767 0 1151 0 115-362 229-723 344-1085 115 362 229 723 344 1085 384 0 767 0 1151 0-309 216-617 432-926 648 115 357 229 715 344 1072-304-221-609-441-913-662z">
          <text:p/>
        </draw:path>
        <draw:line draw:style-name="gr271" draw:text-style-name="P7" draw:layer="layout" svg:x1="1.5cm" svg:y1="4.9cm" svg:x2="28.7cm" svg:y2="4.9cm">
          <text:p/>
        </draw:line>
        <draw:line draw:style-name="gr271" draw:text-style-name="P7" draw:layer="layout" svg:x1="1.5cm" svg:y1="8.4cm" svg:x2="28.7cm" svg:y2="8.4cm">
          <text:p/>
        </draw:line>
        <draw:line draw:style-name="gr271" draw:text-style-name="P7" draw:layer="layout" svg:x1="1.5cm" svg:y1="12cm" svg:x2="28.7cm" svg:y2="12cm">
          <text:p/>
        </draw:line>
        <draw:line draw:style-name="gr271" draw:text-style-name="P7" draw:layer="layout" svg:x1="1.5cm" svg:y1="15.5cm" svg:x2="28.7cm" svg:y2="15.5cm">
          <text:p/>
        </draw:line>
        <draw:line draw:style-name="gr271" draw:text-style-name="P7" draw:layer="layout" svg:x1="6.6cm" svg:y1="0.6cm" svg:x2="6.6cm" svg:y2="19.5cm">
          <text:p/>
        </draw:line>
        <draw:line draw:style-name="gr271" draw:text-style-name="P7" draw:layer="layout" svg:x1="11.7cm" svg:y1="0.6cm" svg:x2="11.7cm" svg:y2="15.5cm">
          <text:p/>
        </draw:line>
        <draw:line draw:style-name="gr271" draw:text-style-name="P7" draw:layer="layout" svg:x1="17cm" svg:y1="0.6cm" svg:x2="17cm" svg:y2="15.5cm">
          <text:p/>
        </draw:line>
        <draw:line draw:style-name="gr271" draw:text-style-name="P7" draw:layer="layout" svg:x1="22cm" svg:y1="0.6cm" svg:x2="22cm" svg:y2="15.5cm">
          <text:p/>
        </draw:line>
        <draw:line draw:style-name="gr271" draw:text-style-name="P7" draw:layer="layout" svg:x1="11.2cm" svg:y1="15.5cm" svg:x2="11.2cm" svg:y2="19.5cm">
          <text:p/>
        </draw:line>
        <draw:line draw:style-name="gr271" draw:text-style-name="P7" draw:layer="layout" svg:x1="14.75cm" svg:y1="15.5cm" svg:x2="14.75cm" svg:y2="19.5cm">
          <text:p/>
        </draw:line>
        <draw:line draw:style-name="gr271" draw:text-style-name="P7" draw:layer="layout" svg:x1="18.1cm" svg:y1="15.5cm" svg:x2="18.1cm" svg:y2="19.5cm">
          <text:p/>
        </draw:line>
        <draw:line draw:style-name="gr271" draw:text-style-name="P7" draw:layer="layout" svg:x1="23cm" svg:y1="15.6cm" svg:x2="23cm" svg:y2="19.6cm">
          <text:p/>
        </draw:line>
      </draw:page>
      <draw:page draw:name="page9" draw:style-name="dp1" draw:master-page-name="標準">
        <draw:custom-shape draw:style-name="gr348" draw:text-style-name="P17" draw:layer="layout" svg:width="16.8cm" svg:height="4.5cm" svg:x="7.473cm" svg:y="14.655cm">
          <text:p/>
          <draw:enhanced-geometry svg:viewBox="0 0 21600 21600" draw:type="rectangle" draw:enhanced-path="M 0 0 L 21600 0 21600 21600 0 21600 0 0 Z N"/>
        </draw:custom-shape>
        <draw:custom-shape draw:style-name="gr349" draw:text-style-name="P18" draw:layer="layout" svg:width="16.8cm" svg:height="4.5cm" svg:x="7.5cm" svg:y="7.7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19" draw:layer="layout" svg:width="16.8cm" svg:height="4.5cm" svg:x="7.5cm" svg:y="1.2cm">
          <text:p/>
          <draw:enhanced-geometry svg:viewBox="0 0 21600 21600" draw:type="rectangle" draw:enhanced-path="M 0 0 L 21600 0 21600 21600 0 21600 0 0 Z N"/>
        </draw:custom-shape>
        <draw:frame draw:style-name="gr351" draw:text-style-name="P21" draw:layer="layout" svg:width="9.556cm" svg:height="21.097cm" svg:x="11.4cm" svg:y="-2cm">
          <draw:text-box>
            <text:p text:style-name="P20"><text:span text:style-name="T1">め　ぬ</text:span></text:p>
            <text:p text:style-name="P20"><text:span text:style-name="T1">ろ　る</text:span></text:p>
            <text:p text:style-name="P20"><text:span text:style-name="T1">け　は</text:span></text:p>
          </draw:text-box>
        </draw:frame>
      </draw:page>
      <draw:page draw:name="page10" draw:style-name="dp1" draw:master-page-name="標準">
        <draw:path draw:style-name="gr352" draw:text-style-name="P22" draw:layer="layout" svg:width="1.859cm" svg:height="5.071cm" svg:x="4.118cm" svg:y="4.642cm" svg:viewBox="0 0 1860 5072" svg:d="M1860 5072h-620v-3952c-149 142-345 285-587 427s-460 249-653 320v-599c347-163 650-361 910-593s443-457 551-675h399z">
          <text:p/>
        </draw:path>
        <draw:path draw:style-name="gr353" draw:text-style-name="P22" draw:layer="layout" svg:width="3.338cm" svg:height="5.071cm" svg:x="7.787cm" svg:y="4.642cm" svg:viewBox="0 0 3339 5072" svg:d="M3339 4475v597h-3338c-5-150 19-293 72-431 85-228 221-451 408-672s458-475 812-765c548-450 919-807 1112-1070s290-511 290-746c0-245-88-453-264-621s-405-254-687-254c-299 0-538 90-717 269s-270 427-272 744l-637-65c43-476 208-838 492-1087s668-374 1148-374c484 0 868 134 1150 403s424 602 424 999c0 202-41 401-124 596s-220 401-412 617-510 512-956 889c-372 312-611 524-716 636s-193 223-262 335z">
          <text:p/>
        </draw:path>
        <draw:path draw:style-name="gr354" draw:text-style-name="P22" draw:layer="layout" svg:width="3.307cm" svg:height="5.16cm" svg:x="12.395cm" svg:y="4.642cm" svg:viewBox="0 0 3308 5161" svg:d="M0 3738l620-83c71 352 193 605 364 760s379 233 625 233c292 0 538-101 739-303s301-453 301-752c0-284-93-519-279-704s-422-277-709-277c-117 0-263 23-438 68l69-544c41 5 75 7 100 7 264 0 502-69 713-207s317-350 317-637c0-228-77-416-231-565s-352-224-596-224c-241 0-442 76-603 227s-264 379-310 682l-620-110c76-416 248-738 517-966s603-343 1002-343c276 0 530 59 762 177s409 280 532 485 184 421 184 651c0 218-58 417-175 596s-291 321-521 427c299 69 531 212 696 429s249 489 249 815c0 441-161 814-483 1121s-728 460-1219 460c-444 0-812-132-1105-396s-460-607-501-1027z">
          <text:p/>
        </draw:path>
        <draw:path draw:style-name="gr355" draw:text-style-name="P22" draw:layer="layout" svg:width="3.493cm" svg:height="5.05cm" svg:x="16.613cm" svg:y="4.662cm" svg:viewBox="0 0 3494 5051" svg:d="M2191 5051c0-403 0-806 0-1209-730 0-1461 0-2191 0 0-190 0-379 0-569 768-1091 1537-2182 2305-3273 169 0 338 0 506 0 0 1091 0 2182 0 3273 228 0 455 0 683 0 0 190 0 379 0 569-228 0-455 0-683 0 0 403 0 806 0 1209-206 0-413 0-620 0zM2191 3273c0-759 0-1518 0-2277-527 759-1054 1518-1581 2277 527 0 1054 0 1581 0z">
          <text:p/>
        </draw:path>
        <draw:path draw:style-name="gr356" draw:text-style-name="P22" draw:layer="layout" svg:width="3.348cm" svg:height="5.067cm" svg:x="21.14cm" svg:y="4.731cm" svg:viewBox="0 0 3349 5068" svg:d="M0 3659l651-55c48 317 160 555 336 715s388 239 636 239c298 0 551-112 758-337s310-524 310-896c0-354-100-633-298-837s-459-307-781-307c-199 0-380 45-541 136s-287 208-378 353l-583-76 489-2594h2512v593h-2015l-273 1357c304-211 622-317 955-317 441 0 813 153 1116 458s455 699 455 1179c0 457-133 852-400 1185-324 409-766 613-1326 613-460 0-835-129-1125-386s-457-598-498-1023z">
          <text:p/>
        </draw:path>
        <draw:path draw:style-name="gr357" draw:text-style-name="P22" draw:layer="layout" svg:width="3cm" svg:height="4.641cm" svg:x="3.589cm" svg:y="12.392cm" svg:viewBox="0 0 3001 4642" svg:d="M2921 1132l-555 43c-50-219-120-378-211-477-151-160-337-239-558-239-178 0-334 49-468 149-176 128-315 315-416 561s-154 596-158 1051c134-205 299-357 493-456s398-149 611-149c372 0 689 137 950 411s392 628 392 1062c0 285-61 551-184 795s-292 433-507 563-459 196-732 196c-465 0-844-171-1138-514s-440-905-440-1691c0-878 162-1517 487-1916 283-347 664-521 1144-521 358 0 651 100 879 301s365 477 411 831zM642 3091c0 193 41 376 122 552s196 310 343 402 301 138 462 138c236 0 438-95 608-286s254-448 254-775c0-314-84-561-251-742s-379-272-633-272c-252 0-466 91-642 272s-263 418-263 711z">
          <text:p/>
        </draw:path>
        <draw:path draw:style-name="gr358" draw:text-style-name="P22" draw:layer="layout" svg:width="2.941cm" svg:height="4.486cm" svg:x="7.682cm" svg:y="12.469cm" svg:viewBox="0 0 2942 4487" svg:d="M0 536v-536h2942v434c-289 308-576 717-860 1228s-504 1036-659 1575c-111 380-183 797-214 1250h-573c6-358 76-790 210-1296s328-995 579-1466 518-866 801-1189z">
          <text:p/>
        </draw:path>
        <draw:path draw:style-name="gr359" draw:text-style-name="P22" draw:layer="layout" svg:width="2.994cm" svg:height="4.641cm" svg:x="11.468cm" svg:y="12.392cm" svg:viewBox="0 0 2995 4642" svg:d="M865 2099c-231-85-403-206-515-363s-167-345-167-564c0-331 119-609 357-834s553-338 948-338c397 0 717 115 958 346s363 511 363 842c0 210-55 394-166 550s-278 276-504 361c279 91 492 238 638 440s218 445 218 726c0 389-137 715-412 980s-637 397-1085 397c-449 0-811-133-1086-399s-412-597-412-994c0-295 75-543 225-742s363-336 640-408zM753 1153c0 215 70 391 208 528s319 204 540 204c215 0 391-68 528-203s207-301 207-498c0-204-71-376-213-516s-318-209-529-209c-212 0-389 68-530 205s-211 299-211 489zM574 3253c0 159 37 313 113 462s187 264 336 345 309 123 481 123c266 0 487-86 660-258s261-389 261-654c0-269-90-491-269-667s-402-263-671-263c-262 0-480 87-652 260s-259 391-259 652z">
          <text:p/>
        </draw:path>
        <draw:path draw:style-name="gr360" draw:text-style-name="P22" draw:layer="layout" svg:width="2.988cm" svg:height="4.641cm" svg:x="15.706cm" svg:y="12.392cm" svg:viewBox="0 0 2989 4642" svg:d="M84 3513l536-50c46 253 132 435 261 549s292 171 493 171c171 0 321-40 451-118s235-184 318-315 151-308 207-532 84-450 84-682c0-25-1-62-3-111-112 177-264 322-457 432s-403 166-628 166c-377 0-695-136-955-409s-391-633-391-1079c0-461 136-832 408-1113s612-422 1021-422c296 0 566 80 811 239s431 386 558 680 191 721 191 1279c0 581-63 1044-189 1388s-314 606-563 786-541 270-876 270c-355 0-646-99-871-297s-361-474-406-832zM2369 1507c0-321-85-575-256-763s-376-282-615-282c-248 0-464 101-648 304s-276 465-276 787c0 290 87 525 262 706s390 271 646 271c258 0 471-90 637-271s250-432 250-752z">
          <text:p/>
        </draw:path>
        <draw:path draw:style-name="gr361" draw:text-style-name="P22" draw:layer="layout" svg:width="1.673cm" svg:height="4.563cm" svg:x="20.063cm" svg:y="12.392cm" svg:viewBox="0 0 1674 4564" svg:d="M1674 4564h-558v-3556c-134 128-310 256-528 384s-414 224-588 289v-540c312-147 585-325 819-533s399-412 496-608h359z">
          <text:p/>
        </draw:path>
        <draw:path draw:style-name="gr362" draw:text-style-name="P22" draw:layer="layout" svg:width="2.963cm" svg:height="4.641cm" svg:x="22.467cm" svg:y="12.392cm" svg:viewBox="0 0 2964 4642" svg:d="M0 2322c0-537 55-970 166-1297s275-581 493-758 492-267 823-267c244 0 458 49 642 147s336 240 456 425 214 410 282 676 102 624 102 1074c0 534-55 964-164 1292s-274 581-492 759-493 269-826 269c-438 0-782-158-1032-472-300-378-450-994-450-1848zM574 2322c0 747 87 1243 262 1490s390 371 646 371 472-124 647-372 262-745 262-1489c0-748-88-1245-262-1491s-393-369-653-369c-256 0-461 109-614 326-192 277-288 788-288 1534z">
          <text:p/>
        </draw:path>
      </draw:page>
      <draw:page draw:name="page11" draw:style-name="dp1" draw:master-page-name="標準">
        <draw:frame draw:style-name="gr363" draw:text-style-name="P23" draw:layer="layout" svg:width="8.706cm" svg:height="15.488cm" svg:x="3.3cm" svg:y="1.9cm">
          <draw:text-box>
            <text:p><text:span text:style-name="T2">あいうえお</text:span></text:p>
            <text:p><text:span text:style-name="T2"/></text:p>
            <text:p><text:span text:style-name="T2">かきくけこ</text:span></text:p>
            <text:p><text:span text:style-name="T2"/></text:p>
            <text:p><text:span text:style-name="T2">さしすせそ</text:span></text:p>
            <text:p><text:span text:style-name="T2"/></text:p>
            <text:p><text:span text:style-name="T2">たちつてと</text:span></text:p>
            <text:p><text:span text:style-name="T2"/></text:p>
            <text:p><text:span text:style-name="T2">なにぬねの</text:span></text:p>
          </draw:text-box>
        </draw:frame>
        <draw:frame draw:style-name="gr364" draw:text-style-name="P23" draw:layer="layout" svg:width="43.3cm" svg:height="27.499cm" svg:x="14.5cm" svg:y="4cm">
          <draw:text-box>
            <text:p><text:span text:style-name="T2">はひふへほ</text:span></text:p>
            <text:p><text:span text:style-name="T2"/></text:p>
            <text:p><text:span text:style-name="T2">まみむめも</text:span></text:p>
            <text:p><text:span text:style-name="T2"/></text:p>
            <text:p><text:span text:style-name="T2">やゆよ</text:span></text:p>
            <text:p><text:span text:style-name="T2"/></text:p>
            <text:p><text:span text:style-name="T2">らりるれろ</text:span></text:p>
            <text:p><text:span text:style-name="T2"/></text:p>
            <text:p><text:span text:style-name="T2">わをん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ＭＳ ゴシック1" svg:font-family="'ＭＳ ゴシック'" style:font-family-generic="modern" style:font-pitch="fixed"/>
    <style:font-face style:name="Arial1" svg:font-family="Arial" style:font-family-generic="modern" style:font-pitch="variable"/>
    <style:font-face style:name="ＭＳ ゴシック" svg:font-family="'ＭＳ ゴシック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3-10-13T20:05:05.36</meta:creation-date>
    <meta:editing-duration>P4DT7H2M50S</meta:editing-duration>
    <meta:editing-cycles>17</meta:editing-cycles>
    <meta:generator>LibreOffice/6.3.4.2$Windows_X86_64 LibreOffice_project/60da17e045e08f1793c57c00ba83cdfce946d0aa</meta:generator>
    <meta:print-date>2016-03-14T10:17:46.67</meta:print-date>
    <dc:date>2020-03-02T00:26:53.599000000</dc:date>
    <meta:document-statistic meta:object-count="719"/>
  </office:meta>
</office:document-meta>
</file>